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6" svg:font-family="Arial"/>
    <style:font-face style:name="OpenSymbol" svg:font-family="OpenSymbol"/>
    <style:font-face style:name="Arial4" svg:font-family="Arial" style:font-family-generic="swiss"/>
    <style:font-face style:name="Arial2"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1.86mm" fo:margin-left="6.16mm" fo:margin-right="-0.21mm" fo:margin-top="0mm" fo:margin-bottom="1.99mm" table:align="margins"/>
    </style:style>
    <style:style style:name="Table1.A" style:family="table-column">
      <style:table-column-properties style:column-width="34.27mm" style:rel-column-width="13069*"/>
    </style:style>
    <style:style style:name="Table1.B" style:family="table-column">
      <style:table-column-properties style:column-width="137.58mm" style:rel-column-width="52466*"/>
    </style:style>
    <style:style style:name="Table1.A1" style:family="table-cell">
      <style:table-cell-properties fo:padding-left="0mm" fo:padding-right="0mm" fo:padding-top="0mm" fo:padding-bottom="1.99mm" fo:border="none"/>
    </style:style>
    <style:style style:name="Table2" style:family="table">
      <style:table-properties style:width="174.13mm" fo:margin-left="3.88mm" fo:margin-right="-0.21mm" table:align="margins"/>
    </style:style>
    <style:style style:name="Table2.A" style:family="table-column">
      <style:table-column-properties style:column-width="50.39mm" style:rel-column-width="18966*"/>
    </style:style>
    <style:style style:name="Table2.B" style:family="table-column">
      <style:table-column-properties style:column-width="123.74mm" style:rel-column-width="46569*"/>
    </style:style>
    <style:style style:name="Table2.A1" style:family="table-cell">
      <style:table-cell-properties fo:padding-left="0mm" fo:padding-right="0mm" fo:padding-top="0mm" fo:padding-bottom="1.01mm" fo:border="none"/>
    </style:style>
    <style:style style:name="Table2.73" style:family="table-row">
      <style:table-row-properties style:min-row-height="4.96mm"/>
    </style:style>
    <style:style style:name="Tabelle4" style:family="table">
      <style:table-properties style:width="177.8mm" table:align="margins"/>
    </style:style>
    <style:style style:name="Tabelle4.A" style:family="table-column">
      <style:table-column-properties style:column-width="158.04mm" style:rel-column-width="58251*"/>
    </style:style>
    <style:style style:name="Tabelle4.B" style:family="table-column">
      <style:table-column-properties style:column-width="19.76mm" style:rel-column-width="7284*"/>
    </style:style>
    <style:style style:name="Tabelle4.A1" style:family="table-cell">
      <style:table-cell-properties style:vertical-align="middle" fo:padding="0.97mm" fo:border="none"/>
    </style:style>
    <style:style style:name="Table3" style:family="table">
      <style:table-properties style:width="177.8mm" table:align="margins"/>
    </style:style>
    <style:style style:name="Table3.A" style:family="table-column">
      <style:table-column-properties style:column-width="158.04mm" style:rel-column-width="58251*"/>
    </style:style>
    <style:style style:name="Table3.B" style:family="table-column">
      <style:table-column-properties style:column-width="19.76mm" style:rel-column-width="7284*"/>
    </style:style>
    <style:style style:name="Table3.A1" style:family="table-cell">
      <style:table-cell-properties style:vertical-align="middle" fo:padding="0.97mm"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Arial4"/>
    </style:style>
    <style:style style:name="P5" style:family="paragraph" style:parent-style-name="xx_20_Needs_20_attention" style:list-style-name="Bullets_2c__20_diamond"/>
    <style:style style:name="P6" style:family="paragraph" style:parent-style-name="Title" style:master-page-name="Portrait_2c__20_3_2f_4_22__20_margins">
      <style:paragraph-properties style:page-number="auto"/>
    </style:style>
    <style:style style:name="P7" style:family="paragraph" style:parent-style-name="Heading_20_2">
      <style:text-properties style:font-name="Arial4"/>
    </style:style>
    <style:style style:name="T1" style:family="text">
      <style:text-properties style:font-weight-asian="bold" style:font-weight-complex="bold"/>
    </style:style>
    <style:style style:name="T2" style:family="text">
      <style:text-properties style:font-name="Arial4"/>
    </style:style>
    <style:style style:name="T3" style:family="text">
      <style:text-properties style:font-name="Arial4" fo:font-style="italic" fo:font-weight="bold" style:font-style-asian="italic" style:font-weight-asian="bold" style:font-style-complex="italic" style:font-weight-complex="bold"/>
    </style:style>
    <style:style style:name="T4" style:family="text">
      <style:text-properties style:font-name="Arial4"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paragraph-content" style:horizontal-pos="center" style:horizontal-rel="paragraph-content" draw:ole-draw-aspect="1"/>
    </style:style>
    <style:style style:name="fr3" style:family="graphic" style:parent-style-name="Formula">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matrix.py</text:p>
      <text:p text:style-name="Subtitle"><text:s/><text:a xlink:type="simple" xlink:href="mailto:someonesdad1@gmail.com" text:style-name="Internet_20_link" text:visited-style-name="Visited_20_Internet_20_Link">someonesdad1@gmail.com</text:a> Words: <text:word-count>3859</text:word-count> <text:s text:c="2"/>Created: 23 Mar 2021</text:p>
      <text:list xml:id="list4824904061231944008" text:style-name="Bullets_2c__20_diamond">
        <text:list-item>
          <text:p text:style-name="P5"/>
        </text:list-item>
        <text:list-item>
          <text:p text:style-name="P5"/>
        </text:list-item>
      </text:list>
      <text:p text:style-name="Text_20_body">This document describes a pure-python module (python 3 only) that implements matrix utilities. <text:s/>It is a is a derivative work of the 3.0.0 version of <text:span text:style-name="Code">pymatrix</text:span>, gotten on 15 Jul 2019 from <text:a xlink:type="simple" xlink:href="https://github.com/dmulholl/pymatrix.git" text:style-name="Internet_20_link" text:visited-style-name="Visited_20_Internet_20_Link">https://github.com/dmulholl/pymatrix.git</text:a>.</text:p>
      <text:h text:style-name="Heading_20_1" text:outline-level="1">Overview</text:h>
      <text:p text:style-name="Text_20_body">The <text:span text:style-name="Code">matrix.py</text:span> module has the following primary classes:</text:p>
      <table:table table:name="Table1" table:style-name="Table1">
        <table:table-column table:style-name="Table1.A"/>
        <table:table-column table:style-name="Table1.B"/>
        <table:table-row>
          <table:table-cell table:style-name="Table1.A1" office:value-type="string">
            <text:p text:style-name="Table_20_Contents"><text:span text:style-name="Code">matrix()</text:span></text:p>
          </table:table-cell>
          <table:table-cell table:style-name="Table1.A1" office:value-type="string">
            <text:p text:style-name="Table_20_Contents">Utility function to construct a Matrix object from an integer (size of identity matrix to make), string, list, or file object.</text:p>
          </table:table-cell>
        </table:table-row>
        <table:table-row>
          <table:table-cell table:style-name="Table1.A1" office:value-type="string">
            <text:p text:style-name="Table_20_Contents"><text:span text:style-name="Code">Matrix</text:span></text:p>
          </table:table-cell>
          <table:table-cell table:style-name="Table1.A1" office:value-type="string">
            <text:p text:style-name="Table_20_Contents">The basic object containing a matrix.</text:p>
          </table:table-cell>
        </table:table-row>
        <table:table-row>
          <table:table-cell table:style-name="Table1.A1" office:value-type="string">
            <text:p text:style-name="Table_20_Contents"><text:span text:style-name="Code">Matrices</text:span></text:p>
          </table:table-cell>
          <table:table-cell table:style-name="Table1.A1" office:value-type="string">
            <text:p text:style-name="Table_20_Contents">Convenience container for a group of Matrix objects, letting you apply a function to this group of matrices.</text:p>
          </table:table-cell>
        </table:table-row>
        <table:table-row>
          <table:table-cell table:style-name="Table1.A1" office:value-type="string">
            <text:p text:style-name="Table_20_Contents"><text:span text:style-name="Code">MatrixContext</text:span></text:p>
          </table:table-cell>
          <table:table-cell table:style-name="Table1.A1" office:value-type="string">
            <text:p text:style-name="Table_20_Contents">Context manager that lets you change the class variables of <text:span text:style-name="Code">Matrix</text:span> and have them reset to their starting values before the context manager was invoked.</text:p>
          </table:table-cell>
        </table:table-row>
        <table:table-row>
          <table:table-cell table:style-name="Table1.A1" office:value-type="string">
            <text:p text:style-name="Table_20_Contents"><text:span text:style-name="Code">Complex</text:span></text:p>
          </table:table-cell>
          <table:table-cell table:style-name="Table1.A1" office:value-type="string">
            <text:p text:style-name="Table_20_Contents">Derived from python's <text:span text:style-name="Code">complex</text:span> numbers, but adds more instantiations from strings, choice of imaginary unit, and display rounding of the components.</text:p>
          </table:table-cell>
        </table:table-row>
        <table:table-row>
          <table:table-cell table:style-name="Table1.A1" office:value-type="string">
            <text:p text:style-name="Table_20_Contents"><text:span text:style-name="Code">ParseComplex</text:span></text:p>
          </table:table-cell>
          <table:table-cell table:style-name="Table1.A1" office:value-type="string">
            <text:p text:style-name="Table_20_Contents">Parses complex numbers in the ways humans like to write them.</text:p>
          </table:table-cell>
        </table:table-row>
        <table:table-row>
          <table:table-cell table:style-name="Table1.A1" office:value-type="string">
            <text:p text:style-name="Table_20_Contents"><text:span text:style-name="Code">vector</text:span></text:p>
          </table:table-cell>
          <table:table-cell table:style-name="Table1.A1" office:value-type="string">
            <text:p text:style-name="Table_20_Contents">Utility function to construct vectors.</text:p>
          </table:table-cell>
        </table:table-row>
      </table:table>
      <text:p text:style-name="Text_20_body"><text:span text:style-name="Code">Matrix</text:span> objects have many properties and methods (over 100), so it will take a while to learn them. <text:s/>The definitive documentation is in the docstrings, so consult them when needed.</text:p>
      <text:h text:style-name="Heading_20_1" text:outline-level="1">Introductory example</text:h>
      <text:p text:style-name="Text_20_body">Start an interactive python session with the <text:span text:style-name="Code">matrix.py</text:span> module somewhere in your <text:span text:style-name="Code">PYTHONPATH</text:span>.</text:p>
      <text:p text:style-name="Code">&gt;&gt;&gt; from matrix import matrix</text:p>
      <text:p text:style-name="Code">&gt;&gt;&gt; from pprint import pprint as pp</text:p>
      <text:p text:style-name="Code_20_end">&gt;&gt;&gt; m = matrix([[1, 2], [3, 5]])</text:p>
      <text:p text:style-name="Text_20_body">This defines a <text:span text:style-name="Code">Matrix</text:span> object using a nested list, which also happens to be the way the matrix is stored internally in the class. <text:s/>You can use a flat list if you include the size: <text:s/><text:span text:style-name="Code">matrix([1, 2, 3, 5], size=(2, 2))</text:span>. <text:s/>Another method to make a matrix is from a string: <text:s/><text:span text:style-name="Code">m = matrix("1 2\n 3 5")</text:span>.</text:p>
      <text:p text:style-name="Code">&gt;&gt;&gt; m</text:p>
      <text:p text:style-name="Code">&lt;Matrix 2x2 0xffd34c6c&gt;</text:p>
      <text:p text:style-name="Code">&gt;&gt;&gt; print(m)</text:p>
      <text:p text:style-name="Code">1 2</text:p>
      <text:p text:style-name="Code">3 5</text:p>
      <text:p text:style-name="Code">&gt;&gt;&gt; m.size<text:tab/><text:tab/># Returns (number of rows, number of columns)</text:p>
      <text:p text:style-name="Code_20_end">(2, 2)</text:p>
      <text:p text:style-name="Text_20_body">In interactive mode, the <text:span text:style-name="Code">m</text:span> by itself prints the <text:span text:style-name="Code">repr()</text:span> form of the matrix and the <text:span text:style-name="Code">print</text:span> call uses the <text:span text:style-name="Code">str()</text:span> form. <text:s/>When doing work interactively or in the debugger, you may want the opposite behavior. <text:s/>You can get this by setting the <text:span text:style-name="Code">f</text:span> attribute to <text:span text:style-name="Code">True</text:span>, which lets you see the matrix's contents.</text:p>
      <text:p text:style-name="Code"><text:soft-page-break/>&gt;&gt;&gt; m.f = True</text:p>
      <text:p text:style-name="Code">&gt;&gt;&gt; m</text:p>
      <text:p text:style-name="Code">1 2</text:p>
      <text:p text:style-name="Code">3 5</text:p>
      <text:p text:style-name="Code">&gt;&gt;&gt; print(m)</text:p>
      <text:p text:style-name="Code_20_end">&lt;Matrix 2x2 0xffd34c6c&gt;</text:p>
      <text:p text:style-name="Text_20_body">Note: <text:s/>when you do this, it sets a class variable, so this interchange of <text:span text:style-name="Code">str</text:span> and <text:span text:style-name="Code">repr</text:span> happens for all <text:span text:style-name="Code">Matrix</text:span> objects.</text:p>
      <text:p text:style-name="Text_20_body">The attributes <text:span text:style-name="Code">r</text:span> and <text:span text:style-name="Code">c</text:span> are the number of rows and columns of a matrix. <text:s/>You can set these to positive integers and the matrix will be resized. <text:s/>If you increase the size of the matrix, the new elements are set to zero. <text:s/>If you decrease the size, the unneeded elements are deleted from the matrix.</text:p>
      <text:p text:style-name="Text_20_body">Let's print out the <text:span text:style-name="Code">Matrix</text:span> object's <text:span text:style-name="Code">__dict__</text:span>:</text:p>
      <text:p text:style-name="Code">&gt;&gt;&gt; pp(m.__dict__)</text:p>
      <text:p text:style-name="Code">{'_c': 2,</text:p>
      <text:p text:style-name="Code"><text:s/>'_frozen': False,</text:p>
      <text:p text:style-name="Code"><text:s/>'_grid': [[1, 2], [3, 5]],</text:p>
      <text:p text:style-name="Code"><text:s/>'_numtype': None,</text:p>
      <text:p text:style-name="Code"><text:s/>'_r': 2,</text:p>
      <text:p text:style-name="Code_20_end"><text:s/>'_eqdigits': None}</text:p>
      <text:p text:style-name="Text_20_body">These are the implementation attributes (you shouldn't access them directly). <text:s/><text:span text:style-name="Code">_c</text:span> and <text:span text:style-name="Code">_r</text:span> are the number of columns and rows. <text:s/>If <text:span text:style-name="Code">_frozen</text:span> is <text:span text:style-name="Code">True</text:span>, the matrix cannot be modified in-place. <text:s/><text:span text:style-name="Code">_grid</text:span> is the nested list that holds the matrix values. <text:s/><text:span text:style-name="Code">_eqdigits</text:span> is discussed below. <text:s/><text:span text:style-name="Code">_numtype</text:span> is set when the matrix contents must be homogeneous. <text:s/>As defined, the matrix is allowed to hold any objects that can be in a list. <text:s/>For example, I could define the matrix </text:p>
      <text:p text:style-name="Code_20_end">&gt;&gt;&gt; k = matrix([[1, 2], [3, "5"]])</text:p>
      <text:p text:style-name="Text_20_body">and it's an acceptable matrix, although you can't do things like take its determinant:</text:p>
      <text:p text:style-name="Code_20_end">&gt;&gt;&gt; k.det</text:p>
      <text:p text:style-name="Text_20_body">which will give a <text:span text:style-name="Code">TypeError</text:span> exception.</text:p>
      <text:p text:style-name="Text_20_body">The matrix elements are gotten in standard row and column form except the numbering starts at 0. <text:s/>Thus, we can use indexing to change the <text:span text:style-name="Code">"5"</text:span> string to the integer <text:span text:style-name="Code">5</text:span>:</text:p>
      <text:p text:style-name="Code">&gt;&gt;&gt; type(k[1, 1])</text:p>
      <text:p text:style-name="Code">&lt;class 'str'&gt;</text:p>
      <text:p text:style-name="Code">&gt;&gt;&gt; k[1,1] = 5</text:p>
      <text:p text:style-name="Code">&gt;&gt;&gt; type(k[1, 1])</text:p>
      <text:p text:style-name="Code_20_end">&lt;class 'int'&gt;</text:p>
      <text:p text:style-name="Text_20_body">You can index into the matrix using either <text:span text:style-name="Code">k[1, 1]</text:span> notation or parentheses as <text:span text:style-name="Code">k(1, 1)</text:span>, although python's parser will complain about <text:span text:style-name="Code">k(1, 1)</text:span> if you try to assign to it (you'll be told you can't assign to a function call, which is what it looks like).</text:p>
      <text:p text:style-name="Text_20_body">You can iterate over the elements of the matrix:</text:p>
      <text:p text:style-name="Code">&gt;&gt;&gt; for i in k:</text:p>
      <text:p text:style-name="Code">... <text:s text:c="2"/>print(i)</text:p>
      <text:p text:style-name="Code">...</text:p>
      <text:p text:style-name="Code">(0, 0, 1)</text:p>
      <text:p text:style-name="Code">(0, 1, 2)</text:p>
      <text:p text:style-name="Code">(1, 0, 3)</text:p>
      <text:p text:style-name="Code_20_end">(1, 1, 5)</text:p>
      <text:p text:style-name="Text_20_body">This prints out the elements in row-major order with <text:span text:style-name="Code">(row, column, element)</text:span>. <text:s/>To get column major order, do the same thing for the transpose using the <text:span text:style-name="Code">t</text:span> property:</text:p>
      <text:p text:style-name="Code">&gt;&gt;&gt; for i in k.t:</text:p>
      <text:p text:style-name="Code">... <text:s text:c="2"/>print(i)</text:p>
      <text:p text:style-name="Code">...</text:p>
      <text:p text:style-name="Code">(0, 0, 1)</text:p>
      <text:p text:style-name="Code">(0, 1, 3)</text:p>
      <text:p text:style-name="Code">(1, 0, 2)</text:p>
      <text:p text:style-name="Code_20_end"><text:soft-page-break/>(1, 1, 5)</text:p>
      <text:p text:style-name="Text_20_body">The usual arithmetic operations are supported.</text:p>
      <text:p text:style-name="Code">&gt;&gt;&gt; m == k<text:tab/><text:tab/><text:tab/># Compares element to element</text:p>
      <text:p text:style-name="Code">True</text:p>
      <text:p text:style-name="Code">&gt;&gt;&gt; m - k</text:p>
      <text:p text:style-name="Code">0 0</text:p>
      <text:p text:style-name="Code">0 0</text:p>
      <text:p text:style-name="Code">&gt;&gt;&gt; m*m</text:p>
      <text:p text:style-name="Code"><text:s/>7 12</text:p>
      <text:p text:style-name="Code">18 31</text:p>
      <text:p text:style-name="Code">&gt;&gt;&gt; m**-1 == m.i<text:tab/><text:tab/># -1 power is equal to inverse (integer powers OK)</text:p>
      <text:p text:style-name="Code">True</text:p>
      <text:p text:style-name="Code">&gt;&gt;&gt; m/m<text:tab/><text:tab/><text:tab/># Division a/b is a*b**-1</text:p>
      <text:p text:style-name="Code">1.0 0.0</text:p>
      <text:p text:style-name="Code">0.0 1.0</text:p>
      <text:p text:style-name="Code">&gt;&gt;&gt; m/4<text:tab/><text:tab/><text:tab/># Division by a scalar</text:p>
      <text:p text:style-name="Code">0.25 <text:s/>0.5</text:p>
      <text:p text:style-name="Code_20_end">0.75 1.25</text:p>
      <text:p text:style-name="Text_20_body">You can also use floor division (e..g, <text:span text:style-name="Code">m//2</text:span>), but only for division by a scalar.</text:p>
      <text:p text:style-name="Text_20_body"><text:span text:style-name="Important_2c__20_red"><text:span text:style-name="T1">Important</text:span></text:span>: <text:s/>Be careful with the <text:span text:style-name="Code">==</text:span> operation, as it uses the <text:span text:style-name="Code">eqdigits</text:span> attribute of either matrix instance or the <text:span text:style-name="Code">Matrix.EqDigits</text:span> value if it is defined in the comparison. <text:s/>If <text:span text:style-name="Code">eqdigits</text:span> is set to 3 in one of the matrices, then <text:span text:style-name="Code">1.234</text:span> and <text:span text:style-name="Code">1.23</text:span> will compare equal. <text:s/></text:p>
      <text:p text:style-name="Indented">If you don't want rounding to occur regardless of the <text:span text:style-name="Code">eqdigits</text:span> or <text:span text:style-name="Code">EqDigits</text:span> settings, use the comparison <text:span text:style-name="Code">m.equals(n, tol=0)</text:span>.</text:p>
      <text:p text:style-name="Text_20_body">A univariate function can be applied to a matrix, which applies it to each element:</text:p>
      <text:p text:style-name="Code">&gt;&gt;&gt; from math import sqrt</text:p>
      <text:p text:style-name="Code">&gt;&gt;&gt; m.map(sqrt)</text:p>
      <text:p text:style-name="Code"><text:s text:c="15"/>1.0 1.4142135623730951</text:p>
      <text:p text:style-name="Code">1.7320508075688772 <text:s text:c="2"/>2.23606797749979</text:p>
      <text:p text:style-name="Code">&gt;&gt;&gt; m[1,1] = -m[1,1]</text:p>
      <text:p text:style-name="Code">&gt;&gt;&gt; m</text:p>
      <text:p text:style-name="Code">1 <text:s/>2</text:p>
      <text:p text:style-name="Code">3 -5</text:p>
      <text:p text:style-name="Code">&gt;&gt;&gt; m.map(sqrt)</text:p>
      <text:p text:style-name="Code">ValueError: math domain error</text:p>
      <text:p text:style-name="Code">&gt;&gt;&gt; from cmath import sqrt<text:tab/><text:tab/># Need to use the correct sqrt function</text:p>
      <text:p text:style-name="Code">&gt;&gt;&gt; m.map(sqrt)</text:p>
      <text:p text:style-name="Code"><text:s text:c="17"/>(1+0j) (1.4142135623730951+0j)</text:p>
      <text:p text:style-name="Code_20_end">(1.7320508075688772+0j) <text:s text:c="6"/>2.23606797749979j</text:p>
      <text:p text:style-name="Text_20_body">By default, the matrices are heterogeneous and contain whatever you enter. <text:s/>You can use the <text:span text:style-name="Code">numtype</text:span> attribute to coerce all the elements to one numerical type:</text:p>
      <text:p text:style-name="Code">&gt;&gt;&gt; n = m.copy<text:tab/><text:tab/># Make a copy rather than a reference</text:p>
      <text:p text:style-name="Code">&gt;&gt;&gt; n[1, 1] = 3-1j</text:p>
      <text:p text:style-name="Code">&gt;&gt;&gt; n</text:p>
      <text:p text:style-name="Code">1 <text:s text:c="5"/>2</text:p>
      <text:p text:style-name="Code">3 (3-1j)</text:p>
      <text:p text:style-name="Code">&gt;&gt;&gt; m.numtype = complex</text:p>
      <text:p text:style-name="Code">&gt;&gt;&gt; n</text:p>
      <text:p text:style-name="Code">(1+0j) (2+0j)</text:p>
      <text:p text:style-name="Code_20_end">(3+0j) (3-1j)</text:p>
      <text:p text:style-name="Text_20_body">The <text:span text:style-name="Code">eqdigits</text:span> attribute of a matrix is used to control how matrices are compared. <text:s/>When <text:s/><text:span text:style-name="Code">eqdigits</text:span> is <text:span text:style-name="Code">None</text:span>, two matrix elements compare equal when the <text:span text:style-name="Code">==</text:span> operator says they are equal. <text:s/>When <text:s/><text:span text:style-name="Code">eqdigits</text:span> is set to a positive integer, the matrix elements are rounded to that number of digits and compared. <text:s/>This is handy when e.g. the matrix elements are based on physical measurements. <text:s/>Suppose we had a matrix of four measurements from a meter with 4 digits. <text:s/></text:p>
      <text:p text:style-name="Code">&gt;&gt;&gt; m = matrix([[1.234, 2.345], [3.456, 5.678]])</text:p>
      <text:p text:style-name="Code">&gt;&gt;&gt; n = m.copy</text:p>
      <text:p text:style-name="Code">&gt;&gt;&gt; n[1, 1] = n[1, 1] + 0.005</text:p>
      <text:p text:style-name="Code">&gt;&gt;&gt; m</text:p>
      <text:p text:style-name="Code"><text:soft-page-break/>1.234 2.345</text:p>
      <text:p text:style-name="Code">3.456 5.678</text:p>
      <text:p text:style-name="Code">&gt;&gt;&gt; n</text:p>
      <text:p text:style-name="Code">1.234 2.345</text:p>
      <text:p text:style-name="Code">3.456 5.679</text:p>
      <text:p text:style-name="Code">&gt;&gt;&gt; m == n</text:p>
      <text:p text:style-name="Code">False<text:tab/><text:tab/><text:tab/><text:tab/><text:tab/><text:tab/># [1, 1] elements differ</text:p>
      <text:p text:style-name="Code">&gt;&gt;&gt; m.eqdigits = n.eqdigits = 4<text:tab/><text:tab/># Comparisons to 4 figures</text:p>
      <text:p text:style-name="Code">&gt;&gt;&gt; m == n</text:p>
      <text:p text:style-name="Code">False<text:tab/><text:tab/><text:tab/><text:tab/><text:tab/><text:tab/># [1, 1] elements still differ</text:p>
      <text:p text:style-name="Code">&gt;&gt;&gt; m.eqdigits = n.eqdigits = 3<text:tab/><text:tab/># Comparisons to 3 figures</text:p>
      <text:p text:style-name="Code">&gt;&gt;&gt; m == n</text:p>
      <text:p text:style-name="Code_20_end">True<text:tab/><text:tab/><text:tab/><text:tab/><text:tab/><text:tab/># [1,1] elements don't differ to 3 figures</text:p>
      <text:p text:style-name="Text_20_body">The <text:span text:style-name="Code">round()</text:span> method of a matrix instance uses the <text:span text:style-name="Code">eqdigits</text:span> attribute to round the matrix elements to the indicated number of digits. <text:s/>Since <text:span text:style-name="Code">n.eqdigits</text:span> is set to 3, we can round the matrix <text:span text:style-name="Code">n</text:span> to 3 digits:</text:p>
      <text:p text:style-name="Code">&gt;&gt;&gt; n</text:p>
      <text:p text:style-name="Code">1.234 2.345</text:p>
      <text:p text:style-name="Code">3.456 5.679</text:p>
      <text:p text:style-name="Code">&gt;&gt;&gt; n.round()</text:p>
      <text:p text:style-name="Code">&gt;&gt;&gt; n</text:p>
      <text:p text:style-name="Code">1.23 2.35</text:p>
      <text:p text:style-name="Code_20_end">3.46 5.68</text:p>
      <text:p text:style-name="Text_20_body">Note the returned matrix is rounded, not <text:span text:style-name="Code">n</text:span>. <text:s/>If you want to have <text:span text:style-name="Code">n</text:span> rounded in-place, use the <text:span text:style-name="Code">ip=True</text:span> keyword argument.</text:p>
      <text:h text:style-name="Heading_20_1" text:outline-level="1">Other libraries</text:h>
      <text:p text:style-name="Text_20_body">The python <text:a xlink:type="simple" xlink:href="https://pythonhosted.org/uncertainties/" text:style-name="Internet_20_link" text:visited-style-name="Visited_20_Internet_20_Link">uncertainties</text:a> library, <text:a xlink:type="simple" xlink:href="https://mpmath.org/" text:style-name="Internet_20_link" text:visited-style-name="Visited_20_Internet_20_Link">mpmath</text:a>, and <text:a xlink:type="simple" xlink:href="https://www.sympy.org/en/index.html" text:style-name="Internet_20_link" text:visited-style-name="Visited_20_Internet_20_Link">sympy</text:a> are also supported. <text:s/>You'll need to check the beginning of the <text:span text:style-name="Code">matrix.py</text:span> module to see what's enabled. <text:s/>Or, you can define the environment variables <text:span text:style-name="Code">MATRIX_MPMATH</text:span>, <text:span text:style-name="Code">MATRIX_UNCERTAINTIES</text:span>, or <text:span text:style-name="Code">MATRIX_SYMPY</text:span> to have the libraries imported.</text:p>
      <text:p text:style-name="Text_20_body">Here's an example when uncertainties and mpmath are present:</text:p>
      <text:p text:style-name="Code">&gt;&gt;&gt; m = matrix("1 mpmath.mpc(2)\n3-5j 4.3(1)")</text:p>
      <text:p text:style-name="Code">&gt;&gt;&gt; m.s = True</text:p>
      <text:p text:style-name="Code">&gt;&gt;&gt; m</text:p>
      <text:p text:style-name="Code"><text:s text:c="5"/>1 (2.0 + 0.0j)</text:p>
      <text:p text:style-name="Code_20_end">(3-5j) <text:s/>4.30+/-0.10</text:p>
      <text:p text:style-name="Text_20_body">Note the difference in formatting of the complex numbers of mpmath (first row, second element) and python's complex numbers (second row, first element).</text:p>
      <text:h text:style-name="Heading_20_2" text:outline-level="2">Uncertainties example</text:h>
      <text:p text:style-name="Text_20_body">An underground pipe joint is located on my property from a crude survey made many years ago with a tape measure and a small hand-held compass to sight bearings. <text:s/>I used two compass bearings from fixed points. <text:s/>The fixed points were measured in meters with respect to a telephone pole, which was taken as the origin of a Cartesian coordinate system. <text:s/>I need to find that pipe joint again.</text:p>
      <text:p text:style-name="Text_20_body">I estimate the uncertainty of the bearings is 1<text:span text:style-name="T2">° and the uncertainty of the distance measurements is 0.1 m. <text:s/>Using the sketch I made, I calculated that the two lines in Cartesian coordinates are</text:span></text:p>
      <text:p text:style-name="P3"><text:span text:style-name="Code">-0.36(2) x - y = 1.1(1)</text:span></text:p>
      <text:p text:style-name="P3"><text:span text:style-name="Code"><text:s/>1.28(4) x - y = -24.2(2)</text:span></text:p>
      <text:p text:style-name="P4">The task is to estimate how wide the hole I dig should be to have a good chance of finding the pipe joint. <text:s/>To do this, I need to find the intersection of the two lines, which in turn is gotten from solving the two simultaneous equations:</text:p>
      <text:p text:style-name="Code">&gt;&gt;&gt; m = matrix("-0.36(2) -1 1.1(1)\n1.28(4) -1 -24.2(2)")</text:p>
      <text:p text:style-name="Code">&gt;&gt;&gt; print(m.solve(aug=True))</text:p>
      <text:p text:style-name="Code">-15.4+/-0.4</text:p>
      <text:p text:style-name="Code_20_end"><text:soft-page-break/>4.45+/-0.29</text:p>
      <text:p text:style-name="Text_20_body"><text:span text:style-name="T2">To be cautious, I'll use a circle diameter of twice the largest uncertainty. <text:s/>Thus, I mark the point </text:span><text:span text:style-name="T2">(‑15.4, 4.45) and draw a circle 0.8 m in diameter around it. <text:s/>I expect to find the pipe joint in that circle.</text:span></text:p>
      <text:h text:style-name="P7" text:outline-level="2">Correlated random variables</text:h>
      <text:p text:style-name="Text_20_body"><text:span text:style-name="T2">When doing Monte Carlo studies, you sometimes want the random variables to be correlated. <text:s/>This can be </text:span><text:a xlink:type="simple" xlink:href="https://en.wikipedia.org/wiki/Cholesky_decomposition#Monte_Carlo_simulation" text:style-name="Internet_20_link" text:visited-style-name="Visited_20_Internet_20_Link"><text:span text:style-name="T2">done</text:span></text:a><text:span text:style-name="T2"> by using the lower triangular matrix </text:span><text:span text:style-name="variable_2c__20_matrix">L</text:span><text:span text:style-name="T2"> from a Cholesky decomposition of a covariance matrix. <text:s/>Left-multiplying a random vector by </text:span><text:span text:style-name="variable_2c__20_matrix">L</text:span><text:span text:style-name="T2"> produces a vector with the desired covariance properties.</text:span></text:p>
      <text:p text:style-name="Text_20_body"><text:span text:style-name="T2">To calculate the </text:span><text:a xlink:type="simple" xlink:href="https://en.wikipedia.org/wiki/Sample_mean_and_covariance#Definition_of_sample_covariance" text:style-name="Internet_20_link" text:visited-style-name="Visited_20_Internet_20_Link"><text:span text:style-name="T2">sample covariance</text:span></text:a><text:span text:style-name="T2">, let </text:span><text:span text:style-name="T3">F</text:span><text:span text:style-name="T2"> be a matrix whose columns are the </text:span><text:span text:style-name="T4">k</text:span><text:span text:style-name="T2"> observation vectors; there will be </text:span><text:span text:style-name="T4">n</text:span><text:span text:style-name="T2"> rows (number of observations per variable) and </text:span><text:span text:style-name="T4">k</text:span><text:span text:style-name="T2"> variables. <text:s/>Let </text:span><text:span text:style-name="T2"><draw:frame draw:style-name="fr1" draw:name="Object6" text:anchor-type="as-char" svg:width="2.38mm" svg:height="3.53mm" draw:z-index="5"><draw:object xlink:href="./Object 7" xlink:type="simple" xlink:show="embed" xlink:actuate="onLoad"/><draw:image xlink:href="./ObjectReplacements/Object 7" xlink:type="simple" xlink:show="embed" xlink:actuate="onLoad"/><svg:desc>formula</svg:desc></draw:frame></text:span> be the column vector of the sample means and <text:span text:style-name="variable"><text:span text:style-name="T5"><draw:frame draw:style-name="fr1" draw:name="Object4" text:anchor-type="as-char" svg:width="3.53mm" svg:height="4.94mm" draw:z-index="6"><draw:object xlink:href="./Object 5" xlink:type="simple" xlink:show="embed" xlink:actuate="onLoad"/><draw:image xlink:href="./ObjectReplacements/Object 5" xlink:type="simple" xlink:show="embed" xlink:actuate="onLoad"/></draw:frame></text:span></text:span> is a column vector of <text:span text:style-name="T6">n</text:span> 1's. <text:s/>Then the covariance matrix <text:span text:style-name="variable_2c__20_matrix">Q</text:span> is <text:s/></text:p>
      <text:p text:style-name="Text_20_body"><draw:frame draw:style-name="fr2" draw:name="Object2" text:anchor-type="paragraph" svg:width="72.67mm" svg:height="5.54mm" draw:z-index="2"><draw:object xlink:href="./Object 3" xlink:type="simple" xlink:show="embed" xlink:actuate="onLoad"/><draw:image xlink:href="./ObjectReplacements/Object 3" xlink:type="simple" xlink:show="embed" xlink:actuate="onLoad"/></draw:frame></text:p>
      <text:p text:style-name="Text_20_body">Note that </text:p>
      <text:p text:style-name="Text_20_body"><draw:frame draw:style-name="fr3" draw:name="Object3" text:anchor-type="paragraph" svg:x="60.38mm" svg:y="0.53mm" svg:width="62.12mm" svg:height="22.56mm" draw:z-index="3"><draw:object xlink:href="./Object 4" xlink:type="simple" xlink:show="embed" xlink:actuate="onLoad"/><draw:image xlink:href="./ObjectReplacements/Object 4" xlink:type="simple" xlink:show="embed" xlink:actuate="onLoad"/></draw:frame></text:p>
      <text:p text:style-name="Text_20_body"/>
      <text:p text:style-name="Text_20_body"/>
      <text:p text:style-name="Text_20_body"/>
      <text:p text:style-name="Text_20_body">so that subtracting <text:span text:style-name="variable_2c__20_matrix">A</text:span> from <text:span text:style-name="variable_2c__20_matrix">F</text:span> subtracts the associated mean from each column. This gives the covariance matrix elements</text:p>
      <text:p text:style-name="Text_20_body"><draw:frame draw:style-name="fr2" draw:name="Object5" text:anchor-type="paragraph" svg:width="54.22mm" svg:height="10.97mm" draw:z-index="4"><draw:object xlink:href="./Object 6" xlink:type="simple" xlink:show="embed" xlink:actuate="onLoad"/><draw:image xlink:href="./ObjectReplacements/Object 6" xlink:type="simple" xlink:show="embed" xlink:actuate="onLoad"/></draw:frame></text:p>
      <text:p text:style-name="P4"/>
      <text:h text:style-name="Heading_20_1" text:outline-level="1">Matrix refresher</text:h>
      <text:p text:style-name="Text_20_body">A matrix is a rectangular array of objects, usually numbers. <text:s/>A common use is in linear algebra, where the matrices represent linear transformations of a vector space. <text:s/>Square matrices have an equal number of rows and columns and have a determinant, a number defined as a function of the square matrix's elements. <text:s/>A square matrix has a multiplicative inverse if and only if its determinant is nonzero.</text:p>
      <text:p text:style-name="Text_20_body">Matrices are usually the first example of a noncommutative algebra encountered. <text:s/>Matrices commute under addition, but they do not necessarily commute under multiplication. <text:s/>An example of this is rotations in three dimensional space: <text:s/>if you rotate by a right angle about the x axis and then the y axis, you won't get the same result if you first rotate about the y axis followed by the x axis.</text:p>
      <text:p text:style-name="Text_20_body">This python matrix module allows the matrix elements to be any objects, consistent with the implementation of using nested lists. <text:s/>Often, the elements will be numbers and the module's features will be used to perform calculations with these numbers. <text:s/>The numbers allowed are integers, floats, complex numbers, python Decimals, and python Fractions. <text:s/>mpmath numbers and python uncertainty library <text:span text:style-name="Code">ufloat</text:span> instances are also supported.</text:p>
      <text:p text:style-name="Text_20_body">The transpose of a matrix is the matrix with the rows and columns interchanged. <text:s/>Orthogonal matrices are square matrices with real numbers with the special property that their transpose is the inverse. <text:s/>For example, rotations in three dimensions are characterized by the rotation group in three dimensions, commonly called SO(3), where the S stands for special, meaning the determinant is 1. <text:s/>If the matrix elements are complex numbers, then the complex analog to real orthogonal matrices are unitary matrices where the transpose followed by taking the complex conjugate of each element is the conjugate transpose matrix. <text:s/>If the conjugate transpose is equal to the inverse of the matrix, then the matrix is unitary and diagonalizable. <text:s/>Some matrices are Hermitian, meaning they are equal to their conjugate transpose. <text:s/>These are analogous to real symmetric matrices where a square <text:soft-page-break/>matrix is equal to its transpose. <text:s/>Real symmetric matrices and Hermitian matrices have real eigenvalues and a real determinant.</text:p>
      <text:h text:style-name="Heading_20_1" text:outline-level="1">Matrix object reference</text:h>
      <text:p text:style-name="Text_20_body"><text:span text:style-name="Code">()</text:span> denotes a method</text:p>
      <text:p text:style-name="Text_20_body"><text:span text:style-name="Code">+</text:span> denotes a static method</text:p>
      <text:p text:style-name="Text_20_body">@ denotes a class method</text:p>
      <text:p text:style-name="Text_20_body">Other objects are attributes. <text:s/>If parameters or keywords are not discussed, see the docstring for details.</text:p>
      <table:table table:name="Table2" table:style-name="Table2">
        <table:table-column table:style-name="Table2.A"/>
        <table:table-column table:style-name="Table2.B"/>
        <table:table-row>
          <table:table-cell table:style-name="Table2.A1" office:value-type="string">
            <text:p text:style-name="Table_20_Contents"><text:span text:style-name="Code">add()</text:span></text:p>
          </table:table-cell>
          <table:table-cell table:style-name="Table2.A1" office:value-type="string">
            <text:p text:style-name="Table_20_Contents"><text:span text:style-name="Code_2c__20_no_20_background">a</text:span><text:span text:style-name="Code">dd(n, m, constant=1, c=False)</text:span> <text:s/>In-place row or column addition. <text:s/>Adds constant times row <text:span text:style-name="Code">m</text:span> to row <text:span text:style-name="Code">n</text:span> or <text:span text:style-name="Code">constant</text:span> times column <text:span text:style-name="Code">m</text:span> to column <text:span text:style-name="Code">n</text:span>. <text:s/>Set <text:span text:style-name="Code">c</text:span> to <text:span text:style-name="Code">True</text:span> to use columns.</text:p>
          </table:table-cell>
        </table:table-row>
        <table:table-row>
          <table:table-cell table:style-name="Table2.A1" office:value-type="string">
            <text:p text:style-name="Table_20_Contents"><text:span text:style-name="Code">adjoint()</text:span></text:p>
          </table:table-cell>
          <table:table-cell table:style-name="Table2.A1" office:value-type="string">
            <text:p text:style-name="Table_20_Contents">Returns the Hermitian conjugate matrix.</text:p>
          </table:table-cell>
        </table:table-row>
        <table:table-row>
          <table:table-cell table:style-name="Table2.A1" office:value-type="string">
            <text:p text:style-name="Table_20_Contents"><text:span text:style-name="Code">adjugate()</text:span></text:p>
          </table:table-cell>
          <table:table-cell table:style-name="Table2.A1" office:value-type="string">
            <text:p text:style-name="Table_20_Contents">Returns the adjugate matrix (transpose of cofactors).</text:p>
          </table:table-cell>
        </table:table-row>
        <table:table-row>
          <table:table-cell table:style-name="Table2.A1" office:value-type="string">
            <text:p text:style-name="Table_20_Contents"><text:span text:style-name="Code">c</text:span></text:p>
          </table:table-cell>
          <table:table-cell table:style-name="Table2.A1" office:value-type="string">
            <text:p text:style-name="Table_20_Contents">Returns or sets the number of columns.</text:p>
          </table:table-cell>
        </table:table-row>
        <table:table-row>
          <table:table-cell table:style-name="Table2.A1" office:value-type="string">
            <text:p text:style-name="Table_20_Contents"><text:span text:style-name="Code">cholesky()</text:span></text:p>
          </table:table-cell>
          <table:table-cell table:style-name="Table2.A1" office:value-type="string">
            <text:p text:style-name="Table_20_Contents"><text:span text:style-name="Code">cholesky(ip=False)</text:span> <text:s/>Decompose the matrix into a lower triangular matrix. <text:s/>If <text:span text:style-name="Code">ip</text:span> is <text:span text:style-name="Code">True</text:span>, do the operation in-place.</text:p>
          </table:table-cell>
        </table:table-row>
        <table:table-row>
          <table:table-cell table:style-name="Table2.A1" office:value-type="string">
            <text:p text:style-name="Table_20_Contents"><text:span text:style-name="Code">chop()</text:span></text:p>
          </table:table-cell>
          <table:table-cell table:style-name="Table2.A1" office:value-type="string">
            <text:p text:style-name="Table_20_Contents"><text:span text:style-name="Code">chop(tol=100*sys.float_info.epsilon)</text:span> <text:s/>Remove small floating point matrix elements and replace them with zero. <text:s/>If a real or imaginary component of a matrix element has an absolute value less than or equal to <text:span text:style-name="Code">tol</text:span>, replace that component with zero. <text:s/>Other things like integers or Fraction instances will be left alone, regardless of their magnitude. <text:s/>This method works in-place on the current matrix.</text:p>
          </table:table-cell>
        </table:table-row>
        <table:table-row>
          <table:table-cell table:style-name="Table2.A1" office:value-type="string">
            <text:p text:style-name="Table_20_Contents"><text:span text:style-name="Code">cofactor()</text:span></text:p>
          </table:table-cell>
          <table:table-cell table:style-name="Table2.A1" office:value-type="string">
            <text:p text:style-name="Table_20_Contents"><text:span text:style-name="Code">cofactor(row, col)</text:span> <text:s/>Return the cofactor, which is the determinant of the matrix with the indicated row and column removed, scaled by <text:span text:style-name="Code">(‑1)**(row + col)</text:span>.</text:p>
          </table:table-cell>
        </table:table-row>
        <table:table-row>
          <table:table-cell table:style-name="Table2.A1" office:value-type="string">
            <text:p text:style-name="Table_20_Contents"><text:span text:style-name="Code">cofactors</text:span></text:p>
          </table:table-cell>
          <table:table-cell table:style-name="Table2.A1" office:value-type="string">
            <text:p text:style-name="Table_20_Contents">Returns the matrix of cofactors. <text:s/>The cofactor <text:span text:style-name="Code">[i, j]</text:span> of a square matrix is the determinant of the matrix with row <text:span text:style-name="Code">i</text:span> and column <text:span text:style-name="Code">j</text:span> deleted, multiplied by <text:span text:style-name="Code">(‑1)**(i + j)</text:span>.</text:p>
          </table:table-cell>
        </table:table-row>
        <table:table-row>
          <table:table-cell table:style-name="Table2.A1" office:value-type="string">
            <text:p text:style-name="Table_20_Contents"><text:span text:style-name="Code">col()</text:span></text:p>
          </table:table-cell>
          <table:table-cell table:style-name="Table2.A1" office:value-type="string">
            <text:p text:style-name="Table_20_Contents"><text:span text:style-name="Code">col(*n)</text:span> <text:s/>Returns the indicated columns as a new matrix.</text:p>
          </table:table-cell>
        </table:table-row>
        <table:table-row>
          <table:table-cell table:style-name="Table2.A1" office:value-type="string">
            <text:p text:style-name="Table_20_Contents"><text:span text:style-name="Code">cols</text:span></text:p>
          </table:table-cell>
          <table:table-cell table:style-name="Table2.A1" office:value-type="string">
            <text:p text:style-name="Table_20_Contents">Returns a column iterator for each column in the matrix.</text:p>
          </table:table-cell>
        </table:table-row>
        <table:table-row>
          <table:table-cell table:style-name="Table2.A1" office:value-type="string">
            <text:p text:style-name="Table_20_Contents"><text:span text:style-name="Code">+ condition_string()</text:span></text:p>
          </table:table-cell>
          <table:table-cell table:style-name="Table2.A1" office:value-type="string">
            <text:p text:style-name="Table_20_Contents"><text:span text:style-name="Code">condition_string(s)</text:span> <text:s/>If <text:span text:style-name="Code">s</text:span> is a multiline string, remove all lines of the form <text:span text:style-name="Code">^\w*#.*$</text:span>. <text:s/>This allows a data string to contain python-style comments, which is handy for documentation.</text:p>
          </table:table-cell>
        </table:table-row>
        <table:table-row>
          <table:table-cell table:style-name="Table2.A1" office:value-type="string">
            <text:p text:style-name="Table_20_Contents"><text:span text:style-name="Code">conj</text:span></text:p>
          </table:table-cell>
          <table:table-cell table:style-name="Table2.A1" office:value-type="string">
            <text:p text:style-name="Table_20_Contents">Returns a new matrix with elements that are complex conjugates.</text:p>
          </table:table-cell>
        </table:table-row>
        <table:table-row>
          <table:table-cell table:style-name="Table2.A1" office:value-type="string">
            <text:p text:style-name="Table_20_Contents"><text:span text:style-name="Code">copy</text:span></text:p>
          </table:table-cell>
          <table:table-cell table:style-name="Table2.A1" office:value-type="string">
            <text:p text:style-name="Table_20_Contents">Returns a copy of the matrix.</text:p>
          </table:table-cell>
        </table:table-row>
        <table:table-row>
          <table:table-cell table:style-name="Table2.A1" office:value-type="string">
            <text:p text:style-name="Table_20_Contents"><text:span text:style-name="Code">decorate()</text:span></text:p>
          </table:table-cell>
          <table:table-cell table:style-name="Table2.A1" office:value-type="string">
            <text:p text:style-name="Table_20_Contents"><text:span text:style-name="Code">decorate(decorations)</text:span> <text:s/>Utility function to help decorate hard-to-read matrices.</text:p>
          </table:table-cell>
        </table:table-row>
        <table:table-row>
          <table:table-cell table:style-name="Table2.A1" office:value-type="string">
            <text:p text:style-name="Table_20_Contents"><text:span text:style-name="Code">delete()</text:span></text:p>
          </table:table-cell>
          <table:table-cell table:style-name="Table2.A1" office:value-type="string">
            <text:p text:style-name="Table_20_Contents"><text:span text:style-name="Code">delete(n, c=False)</text:span> <text:s/>Delete the indicated row or column from the current matrix and return the row or column as a vector.</text:p>
          </table:table-cell>
        </table:table-row>
        <table:table-row>
          <table:table-cell table:style-name="Table2.A1" office:value-type="string">
            <text:p text:style-name="Table_20_Contents"><text:span text:style-name="Code">det</text:span></text:p>
          </table:table-cell>
          <table:table-cell table:style-name="Table2.A1" office:value-type="string">
            <text:p text:style-name="Table_20_Contents">Returns the determinant of the matrix.</text:p>
          </table:table-cell>
        </table:table-row>
        <table:table-row>
          <table:table-cell table:style-name="Table2.A1" office:value-type="string">
            <text:p text:style-name="Table_20_Contents"><text:span text:style-name="Code">diag</text:span></text:p>
          </table:table-cell>
          <table:table-cell table:style-name="Table2.A1" office:value-type="string">
            <text:p text:style-name="Table_20_Contents">Return or set the diagonal of the matrix as a row vector.</text:p>
          </table:table-cell>
        </table:table-row>
        <table:table-row>
          <table:table-cell table:style-name="Table2.A1" office:value-type="string">
            <text:p text:style-name="Table_20_Contents"><text:span text:style-name="Code">elements</text:span></text:p>
          </table:table-cell>
          <table:table-cell table:style-name="Table2.A1" office:value-type="string">
            <text:p text:style-name="Table_20_Contents">Returns an iterator over the matrix's elements.</text:p>
          </table:table-cell>
        </table:table-row>
        <table:table-row>
          <table:table-cell table:style-name="Table2.A1" office:value-type="string">
            <text:p text:style-name="Table_20_Contents"><text:span text:style-name="Code">equals()</text:span></text:p>
          </table:table-cell>
          <table:table-cell table:style-name="Table2.A1" office:value-type="string">
            <text:p text:style-name="Table_20_Contents"><text:span text:style-name="Code">equals(self, other, tol=None)</text:span> <text:s/>Returns True if self and other are identically-sized matrices and their corresponding elements agree to within <text:span text:style-name="Code">tol</text:span>.</text:p>
          </table:table-cell>
        </table:table-row>
        <table:table-row>
          <table:table-cell table:style-name="Table2.A1" office:value-type="string">
            <text:p text:style-name="Table_20_Contents"><text:span text:style-name="Code">find</text:span></text:p>
          </table:table-cell>
          <table:table-cell table:style-name="Table2.A1" office:value-type="string">
            <text:p text:style-name="Table_20_Contents"><text:span text:style-name="Code">find(self, *items, tol=None, reltol=None)</text:span> <text:s/>Returns a list <text:soft-page-break/>of (row, col) tuples indicating where the items are found in the matrix. </text:p>
          </table:table-cell>
        </table:table-row>
        <table:table-row>
          <table:table-cell table:style-name="Table2.A1" office:value-type="string">
            <text:p text:style-name="Table_20_Contents"><text:span text:style-name="Code">float</text:span></text:p>
          </table:table-cell>
          <table:table-cell table:style-name="Table2.A1" office:value-type="string">
            <text:p text:style-name="Table_20_Contents"><text:span text:style-name="Code">float(ip=False)</text:span> <text:s/>Return a new matrix with each element <text:span text:style-name="Code">x</text:span> converted to a float if the imaginary part of the element is zero. <text:s/>If <text:span text:style-name="Code">ip</text:span> is True, do this in-place for the current matrix. <text:s/>Note: <text:s/>this method differs from setting <text:span text:style-name="Code">self.numtype=float</text:span> because the conversion only happens if the element's imaginary part is zero.</text:p>
          </table:table-cell>
        </table:table-row>
        <table:table-row>
          <table:table-cell table:style-name="Table2.A1" office:value-type="string">
            <text:p text:style-name="Table_20_Contents"><text:span text:style-name="Code">+ from_list()</text:span></text:p>
          </table:table-cell>
          <table:table-cell table:style-name="Table2.A1" office:value-type="string">
            <text:p text:style-name="Table_20_Contents"><text:span text:style-name="Code">from_list(*p, **kw)</text:span> <text:s/>Instantiate a matrix from a list.</text:p>
          </table:table-cell>
        </table:table-row>
        <table:table-row>
          <table:table-cell table:style-name="Table2.A1" office:value-type="string">
            <text:p text:style-name="Table_20_Contents"><text:span text:style-name="Code">+ from_mpmath()</text:span></text:p>
          </table:table-cell>
          <table:table-cell table:style-name="Table2.A1" office:value-type="string">
            <text:p text:style-name="Table_20_Contents"><text:span text:style-name="Code">from_mpmath(m)</text:span> <text:s/>Create a matrix from an mpmath matrix.</text:p>
          </table:table-cell>
        </table:table-row>
        <table:table-row>
          <table:table-cell table:style-name="Table2.A1" office:value-type="string">
            <text:p text:style-name="Table_20_Contents"><text:span text:style-name="Code">+ from_string()</text:span></text:p>
          </table:table-cell>
          <table:table-cell table:style-name="Table2.A1" office:value-type="string">
            <text:p text:style-name="Table_20_Contents"><text:span text:style-name="Code">from_string(s, rowsep=None, colsep=None, expr=None, numtype=None)</text:span> <text:s/>Instantiate a matrix from a string.</text:p>
          </table:table-cell>
        </table:table-row>
        <table:table-row>
          <table:table-cell table:style-name="Table2.A1" office:value-type="string">
            <text:p text:style-name="Table_20_Contents"><text:span text:style-name="Code">+ from_sympy()</text:span></text:p>
          </table:table-cell>
          <table:table-cell table:style-name="Table2.A1" office:value-type="string">
            <text:p text:style-name="Table_20_Contents"><text:span text:style-name="Code">from_sympy(m)</text:span> <text:s/><text:span text:style-name="Code">m</text:span> must be a <text:span text:style-name="Code">sympy.Matrix</text:span> object. <text:s/>This function returns a <text:span text:style-name="Code">matrix.Matrix</text:span> object.</text:p>
          </table:table-cell>
        </table:table-row>
        <table:table-row>
          <table:table-cell table:style-name="Table2.A1" office:value-type="string">
            <text:p text:style-name="Table_20_Contents"><text:span text:style-name="Code">frozen</text:span></text:p>
          </table:table-cell>
          <table:table-cell table:style-name="Table2.A1" office:value-type="string">
            <text:p text:style-name="Table_20_Contents">Set to <text:span text:style-name="Code">True</text:span> <text:s/>to make a frozen matrix, which is one that cannot be modified.</text:p>
          </table:table-cell>
        </table:table-row>
        <table:table-row>
          <table:table-cell table:style-name="Table2.A1" office:value-type="string">
            <text:p text:style-name="Table_20_Contents"><text:span text:style-name="Code">+ getnum()</text:span></text:p>
          </table:table-cell>
          <table:table-cell table:style-name="Table2.A1" office:value-type="string">
            <text:p text:style-name="Table_20_Contents"><text:span text:style-name="Code">getnum(x, numtype=None, expr=None)</text:span> <text:s/>Returns the number <text:span text:style-name="Code">x</text:span>; if it is a string, the method tries to identify it and return it in the most appropriate form. <text:s/>If <text:span text:style-name="Code">numtype</text:span> is not <text:span text:style-name="Code">None</text:span>, then it will be coerced to the indicated type.</text:p>
          </table:table-cell>
        </table:table-row>
        <table:table-row>
          <table:table-cell table:style-name="Table2.A1" office:value-type="string">
            <text:p text:style-name="Table_20_Contents"><text:span text:style-name="Code">@ get_state</text:span></text:p>
          </table:table-cell>
          <table:table-cell table:style-name="Table2.A1" office:value-type="string">
            <text:p text:style-name="Table_20_Contents">Save the class variables in a dictionary and return the dictionary.</text:p>
          </table:table-cell>
        </table:table-row>
        <table:table-row>
          <table:table-cell table:style-name="Table2.A1" office:value-type="string">
            <text:p text:style-name="Table_20_Contents"><text:span text:style-name="Code">grid</text:span></text:p>
          </table:table-cell>
          <table:table-cell table:style-name="Table2.A1" office:value-type="string">
            <text:p text:style-name="Table_20_Contents">Get a reference to the matrix instance's internal nested list storage for the elements. <text:s/>See warning in docstring.</text:p>
          </table:table-cell>
        </table:table-row>
        <table:table-row>
          <table:table-cell table:style-name="Table2.A1" office:value-type="string">
            <text:p text:style-name="Table_20_Contents"><text:span text:style-name="Code">+ hilbert()</text:span></text:p>
          </table:table-cell>
          <table:table-cell table:style-name="Table2.A1" office:value-type="string">
            <text:p text:style-name="Table_20_Contents"><text:span text:style-name="Code">hilbert(n)</text:span> <text:s/>Return an n x n Hilbert matrix. <text:s/>For element <text:span text:style-name="Code">[i, j]</text:span>, the value is <text:span text:style-name="Code">1/(i + j + 1)</text:span>. <text:s/>Note that the matrix is explicitly set to use the <text:span text:style-name="Code">Fraction</text:span> numerical type.</text:p>
          </table:table-cell>
        </table:table-row>
        <table:table-row>
          <table:table-cell table:style-name="Table2.A1" office:value-type="string">
            <text:p text:style-name="Table_20_Contents"><text:span text:style-name="Code">i</text:span></text:p>
          </table:table-cell>
          <table:table-cell table:style-name="Table2.A1" office:value-type="string">
            <text:p text:style-name="Table_20_Contents">Return the inverse matrix.</text:p>
          </table:table-cell>
        </table:table-row>
        <table:table-row>
          <table:table-cell table:style-name="Table2.A1" office:value-type="string">
            <text:p text:style-name="Table_20_Contents"><text:span text:style-name="Code">+ identity</text:span></text:p>
          </table:table-cell>
          <table:table-cell table:style-name="Table2.A1" office:value-type="string">
            <text:p text:style-name="Table_20_Contents"><text:span text:style-name="Code">identity(n)</text:span> <text:s/>Return an n x n identity matrix.</text:p>
          </table:table-cell>
        </table:table-row>
        <table:table-row>
          <table:table-cell table:style-name="Table2.A1" office:value-type="string">
            <text:p text:style-name="Table_20_Contents"><text:span text:style-name="Code">insert</text:span></text:p>
          </table:table-cell>
          <table:table-cell table:style-name="Table2.A1" office:value-type="string">
            <text:p text:style-name="Table_20_Contents"><text:span text:style-name="Code">insert(self, n, c=False, vector=None, fill=0)</text:span> <text:s/>Inserts a new row or column before the indicated row or column <text:span text:style-name="Code">n</text:span>, counting from top to bottom for rows and left to right for columns. <text:s/>Set <text:span text:style-name="Code">n</text:span> to <text:span text:style-name="Code">self.r</text:span> to insert after the bottom row or <text:span text:style-name="Code">self.c</text:span> to insert after the rightmost column. <text:s/>The new elements are filled with the value of <text:span text:style-name="Code">fill</text:span>. <text:s/>If vector is not None, then the vector's values are inserted into the row or column. <text:s/>The vector can be either a row or column vector as long as it has the correct number of elements for the target row or column.</text:p>
          </table:table-cell>
        </table:table-row>
        <table:table-row>
          <table:table-cell table:style-name="Table2.A1" office:value-type="string">
            <text:p text:style-name="Table_20_Contents"><text:span text:style-name="Code">int()</text:span></text:p>
          </table:table-cell>
          <table:table-cell table:style-name="Table2.A1" office:value-type="string">
            <text:p text:style-name="Table_20_Contents"><text:span text:style-name="Code">int(ip=False)</text:span> <text:s/>Return a new matrix with each element <text:span text:style-name="Code">x</text:span> converted to an integer if <text:span text:style-name="Code">int(x) == x</text:span>. <text:s/>If <text:span text:style-name="Code">ip</text:span> is <text:span text:style-name="Code">True</text:span>, do this for the current matrix.</text:p>
          </table:table-cell>
        </table:table-row>
        <table:table-row>
          <table:table-cell table:style-name="Table2.A1" office:value-type="string">
            <text:p text:style-name="Table_20_Contents"><text:span text:style-name="Code">is_col_vector</text:span></text:p>
          </table:table-cell>
          <table:table-cell table:style-name="Table2.A1" office:value-type="string">
            <text:p text:style-name="Table_20_Contents">Returns <text:span text:style-name="Code">True</text:span> if matrix is a column vector.</text:p>
          </table:table-cell>
        </table:table-row>
        <table:table-row>
          <table:table-cell table:style-name="Table2.A1" office:value-type="string">
            <text:p text:style-name="Table_20_Contents"><text:span text:style-name="Code">is_complex</text:span></text:p>
          </table:table-cell>
          <table:table-cell table:style-name="Table2.A1" office:value-type="string">
            <text:p text:style-name="Table_20_Contents">Return <text:span text:style-name="Code">True</text:span> if the matrix has complex elements.</text:p>
          </table:table-cell>
        </table:table-row>
        <table:table-row>
          <table:table-cell table:style-name="Table2.A1" office:value-type="string">
            <text:p text:style-name="Table_20_Contents"><text:span text:style-name="Code">is_correl</text:span></text:p>
          </table:table-cell>
          <table:table-cell table:style-name="Table2.A1" office:value-type="string">
            <text:p text:style-name="Table_20_Contents">Return <text:span text:style-name="Code">True</text:span> if matrix could be a correlation matrix.</text:p>
          </table:table-cell>
        </table:table-row>
        <table:table-row>
          <table:table-cell table:style-name="Table2.A1" office:value-type="string">
            <text:p text:style-name="Table_20_Contents"><text:span text:style-name="Code">is_diagonal()</text:span></text:p>
          </table:table-cell>
          <table:table-cell table:style-name="Table2.A1" office:value-type="string">
            <text:p text:style-name="Table_20_Contents"><text:span text:style-name="Code">is_diagonal(tol=None)</text:span> <text:s/>Return <text:span text:style-name="Code">True</text:span> if the matrix is a diagonal matrix. <text:s/>If <text:span text:style-name="Code">tol</text:span> is not <text:span text:style-name="Code">None</text:span>, then each off-diagonal element <text:span text:style-name="Code">x</text:span> must satisfy <text:span text:style-name="Code">abs(x) &lt;= tol</text:span> to return <text:span text:style-name="Code">True</text:span>. <text:s/>If <text:span text:style-name="Code">tol</text:span> is <text:span text:style-name="Code">None</text:span>, then each off-diagonal element <text:span text:style-name="Code">x</text:span> must satisfy <text:span text:style-name="Code">x == 0</text:span> to return <text:span text:style-name="Code">True</text:span>.</text:p>
          </table:table-cell>
        </table:table-row>
        <table:table-row>
          <table:table-cell table:style-name="Table2.A1" office:value-type="string">
            <text:p text:style-name="Table_20_Contents"><text:span text:style-name="Code">is_hermitian</text:span></text:p>
          </table:table-cell>
          <table:table-cell table:style-name="Table2.A1" office:value-type="string">
            <text:p text:style-name="Table_20_Contents">Return <text:span text:style-name="Code">True</text:span> if matrix is Hermitian (i.e., it's the same as its conjugate transpose).</text:p>
          </table:table-cell>
        </table:table-row>
        <table:table-row>
          <table:table-cell table:style-name="Table2.A1" office:value-type="string">
            <text:p text:style-name="Table_20_Contents"><text:span text:style-name="Code">is_int</text:span></text:p>
          </table:table-cell>
          <table:table-cell table:style-name="Table2.A1" office:value-type="string">
            <text:p text:style-name="Table_20_Contents">Return <text:span text:style-name="Code">True</text:span> if all matrix elements are integers.</text:p>
          </table:table-cell>
        </table:table-row>
        <table:table-row>
          <table:table-cell table:style-name="Table2.A1" office:value-type="string">
            <text:p text:style-name="Table_20_Contents"><text:span text:style-name="Code">is_invertible</text:span></text:p>
          </table:table-cell>
          <table:table-cell table:style-name="Table2.A1" office:value-type="string">
            <text:p text:style-name="Table_20_Contents">Returns <text:span text:style-name="Code">True</text:span> if this matrix has an inverse.</text:p>
          </table:table-cell>
        </table:table-row>
        <table:table-row>
          <table:table-cell table:style-name="Table2.A1" office:value-type="string">
            <text:p text:style-name="Table_20_Contents"><text:span text:style-name="Code">is_normal</text:span></text:p>
          </table:table-cell>
          <table:table-cell table:style-name="Table2.A1" office:value-type="string">
            <text:p text:style-name="Table_20_Contents">Return <text:span text:style-name="Code">True</text:span> if the matrix is a normal matrix. <text:s/>A normal matrix can be <text:soft-page-break/>diagonalized by a unitary matrix.</text:p>
          </table:table-cell>
        </table:table-row>
        <table:table-row>
          <table:table-cell table:style-name="Table2.A1" office:value-type="string">
            <text:p text:style-name="Table_20_Contents"><text:span text:style-name="Code">is_orthogonal</text:span></text:p>
          </table:table-cell>
          <table:table-cell table:style-name="Table2.A1" office:value-type="string">
            <text:p text:style-name="Table_20_Contents">Return <text:span text:style-name="Code">True </text:span>if this matrix is orthogonal (rows and columns are orthogonal unit vectors). <text:s/>The transpose of an orthogonal matrix is equal to its inverse. <text:s/>The determinant of an orthogonal matrix is either +1 or -1.</text:p>
          </table:table-cell>
        </table:table-row>
        <table:table-row>
          <table:table-cell table:style-name="Table2.A1" office:value-type="string">
            <text:p text:style-name="Table_20_Contents"><text:span text:style-name="Code">is_pos_def</text:span></text:p>
          </table:table-cell>
          <table:table-cell table:style-name="Table2.A1" office:value-type="string">
            <text:p text:style-name="Table_20_Contents">Return <text:span text:style-name="Code">True</text:span> if the matrix is positive-definite. <text:s/>All of a matrix's eigenvalues are positive if and only if the matrix is positive-definite.</text:p>
          </table:table-cell>
        </table:table-row>
        <table:table-row>
          <table:table-cell table:style-name="Table2.A1" office:value-type="string">
            <text:p text:style-name="Table_20_Contents"><text:span text:style-name="Code">is_real</text:span></text:p>
          </table:table-cell>
          <table:table-cell table:style-name="Table2.A1" office:value-type="string">
            <text:p text:style-name="Table_20_Contents">Return <text:span text:style-name="Code">True</text:span> if the matrix has no complex elements.</text:p>
          </table:table-cell>
        </table:table-row>
        <table:table-row>
          <table:table-cell table:style-name="Table2.A1" office:value-type="string">
            <text:p text:style-name="Table_20_Contents"><text:span text:style-name="Code">is_row_vector</text:span></text:p>
          </table:table-cell>
          <table:table-cell table:style-name="Table2.A1" office:value-type="string">
            <text:p text:style-name="Table_20_Contents">Returns <text:span text:style-name="Code">True </text:span>if matrix is a row vector.</text:p>
          </table:table-cell>
        </table:table-row>
        <table:table-row>
          <table:table-cell table:style-name="Table2.A1" office:value-type="string">
            <text:p text:style-name="Table_20_Contents"><text:span text:style-name="Code">is_skew</text:span></text:p>
          </table:table-cell>
          <table:table-cell table:style-name="Table2.A1" office:value-type="string">
            <text:p text:style-name="Table_20_Contents">Returns <text:span text:style-name="Code">True</text:span> if matrix m is skew-symmetric.</text:p>
          </table:table-cell>
        </table:table-row>
        <table:table-row>
          <table:table-cell table:style-name="Table2.A1" office:value-type="string">
            <text:p text:style-name="Table_20_Contents"><text:span text:style-name="Code">is_square</text:span></text:p>
          </table:table-cell>
          <table:table-cell table:style-name="Table2.A1" office:value-type="string">
            <text:p text:style-name="Table_20_Contents">Return <text:span text:style-name="Code">True</text:span> if matrix is a square matrix.</text:p>
          </table:table-cell>
        </table:table-row>
        <table:table-row>
          <table:table-cell table:style-name="Table2.A1" office:value-type="string">
            <text:p text:style-name="Table_20_Contents"><text:span text:style-name="Code">is_symmetric</text:span></text:p>
          </table:table-cell>
          <table:table-cell table:style-name="Table2.A1" office:value-type="string">
            <text:p text:style-name="Table_20_Contents">Return <text:span text:style-name="Code">True</text:span> if matrix is symmetric. <text:s/>A real symmetric matrix can be diagonalized by an orthogonal matrix.</text:p>
          </table:table-cell>
        </table:table-row>
        <table:table-row>
          <table:table-cell table:style-name="Table2.A1" office:value-type="string">
            <text:p text:style-name="Table_20_Contents"><text:span text:style-name="Code">is_unitary</text:span></text:p>
          </table:table-cell>
          <table:table-cell table:style-name="Table2.A1" office:value-type="string">
            <text:p text:style-name="Table_20_Contents">Returns <text:span text:style-name="Code">True</text:span> if the matrix is unitary.</text:p>
          </table:table-cell>
        </table:table-row>
        <table:table-row>
          <table:table-cell table:style-name="Table2.A1" office:value-type="string">
            <text:p text:style-name="Table_20_Contents"><text:span text:style-name="Code">is_vector</text:span></text:p>
          </table:table-cell>
          <table:table-cell table:style-name="Table2.A1" office:value-type="string">
            <text:p text:style-name="Table_20_Contents">Returns <text:span text:style-name="Code">True</text:span> if matrix is a row or column vector.</text:p>
          </table:table-cell>
        </table:table-row>
        <table:table-row>
          <table:table-cell table:style-name="Table2.A1" office:value-type="string">
            <text:p text:style-name="Table_20_Contents"><text:span text:style-name="Code">join()</text:span></text:p>
          </table:table-cell>
          <table:table-cell table:style-name="Table2.A1" office:value-type="string">
            <text:p text:style-name="Table_20_Contents"><text:span text:style-name="Code">join(self, m, c=False)</text:span> <text:s/>Join a matrix <text:span text:style-name="Code">m</text:span> to <text:span text:style-name="Code">self</text:span>.</text:p>
          </table:table-cell>
        </table:table-row>
        <table:table-row>
          <table:table-cell table:style-name="Table2.A1" office:value-type="string">
            <text:p text:style-name="Table_20_Contents"><text:span text:style-name="Code">l</text:span></text:p>
          </table:table-cell>
          <table:table-cell table:style-name="Table2.A1" office:value-type="string">
            <text:p text:style-name="Table_20_Contents">Return a flattened list of the matrix's elements.</text:p>
          </table:table-cell>
        </table:table-row>
        <table:table-row>
          <table:table-cell table:style-name="Table2.A1" office:value-type="string">
            <text:p text:style-name="Table_20_Contents"><text:span text:style-name="Code">len</text:span></text:p>
          </table:table-cell>
          <table:table-cell table:style-name="Table2.A1" office:value-type="string">
            <text:p text:style-name="Table_20_Contents">Returns the number of elements in the matrix.</text:p>
          </table:table-cell>
        </table:table-row>
        <table:table-row>
          <table:table-cell table:style-name="Table2.A1" office:value-type="string">
            <text:p text:style-name="Table_20_Contents"><text:span text:style-name="Code">lower()</text:span></text:p>
          </table:table-cell>
          <table:table-cell table:style-name="Table2.A1" office:value-type="string">
            <text:p text:style-name="Table_20_Contents"><text:span text:style-name="Code">lower(self, ip=False, incl_diag=True, fill=0)</text:span> <text:s/>Return the lower triangular matrix and include the diagonal if <text:span text:style-name="Code">incl_diag</text:span> is <text:span text:style-name="Code">True</text:span>. <text:s/>The upper off-diagonal elements will be set to <text:span text:style-name="Code">fill</text:span>. <text:s/>If <text:span text:style-name="Code">ip</text:span> is <text:span text:style-name="Code">True</text:span>, perform this operation on the current matrix and return <text:span text:style-name="Code">None</text:span>.</text:p>
          </table:table-cell>
        </table:table-row>
        <table:table-row>
          <table:table-cell table:style-name="Table2.A1" office:value-type="string">
            <text:p text:style-name="Table_20_Contents"><text:span text:style-name="Code">mag</text:span></text:p>
          </table:table-cell>
          <table:table-cell table:style-name="Table2.A1" office:value-type="string">
            <text:p text:style-name="Table_20_Contents">Returns the Euclidean length of the vector.</text:p>
          </table:table-cell>
        </table:table-row>
        <table:table-row>
          <table:table-cell table:style-name="Table2.A1" office:value-type="string">
            <text:p text:style-name="Table_20_Contents"><text:span text:style-name="Code">map()</text:span></text:p>
          </table:table-cell>
          <table:table-cell table:style-name="Table2.A1" office:value-type="string">
            <text:p text:style-name="Table_20_Contents"><text:span text:style-name="Code">map(func, n=None, c=False, ip=False)</text:span> <text:s/>Returns a new matrix by applying the univariate function <text:span text:style-name="Code">func</text:span> to each element. <text:s/>If in-place is <text:span text:style-name="Code">True</text:span>, do this for the current instance and return <text:span text:style-name="Code">None</text:span>.</text:p>
          </table:table-cell>
        </table:table-row>
        <table:table-row>
          <table:table-cell table:style-name="Table2.A1" office:value-type="string">
            <text:p text:style-name="Table_20_Contents"><text:span text:style-name="Code">minor()</text:span></text:p>
          </table:table-cell>
          <table:table-cell table:style-name="Table2.A1" office:value-type="string">
            <text:p text:style-name="Table_20_Contents"><text:span text:style-name="Code">minor(self, row, col)</text:span> <text:s/>Returns the minor, which is the determinant of the matrix with the indicated <text:span text:style-name="Code">row</text:span> and <text:span text:style-name="Code">col</text:span>umn deleted.</text:p>
          </table:table-cell>
        </table:table-row>
        <table:table-row>
          <table:table-cell table:style-name="Table2.A1" office:value-type="string">
            <text:p text:style-name="Table_20_Contents"><text:span text:style-name="Code">nl</text:span></text:p>
          </table:table-cell>
          <table:table-cell table:style-name="Table2.A1" office:value-type="string">
            <text:p text:style-name="Table_20_Contents">Return a copy of the nested list of the matrix's elements.</text:p>
          </table:table-cell>
        </table:table-row>
        <table:table-row>
          <table:table-cell table:style-name="Table2.A1" office:value-type="string">
            <text:p text:style-name="Table_20_Contents"><text:span text:style-name="Code">norm</text:span></text:p>
          </table:table-cell>
          <table:table-cell table:style-name="Table2.A1" office:value-type="string">
            <text:p text:style-name="Table_20_Contents">Returns the Frobenius norm for the matrix.</text:p>
          </table:table-cell>
        </table:table-row>
        <table:table-row>
          <table:table-cell table:style-name="Table2.A1" office:value-type="string">
            <text:p text:style-name="Table_20_Contents"><text:span text:style-name="Code">+ NumberConvert()</text:span></text:p>
          </table:table-cell>
          <table:table-cell table:style-name="Table2.A1" office:value-type="string">
            <text:p text:style-name="Table_20_Contents"><text:span text:style-name="Code">NumberConvert(x, T)</text:span> <text:s/>Convert the number <text:span text:style-name="Code">x</text:span> to the type <text:span text:style-name="Code">T</text:span>.</text:p>
          </table:table-cell>
        </table:table-row>
        <table:table-row>
          <table:table-cell table:style-name="Table2.A1" office:value-type="string">
            <text:p text:style-name="Table_20_Contents"><text:span text:style-name="Code">numtype</text:span></text:p>
          </table:table-cell>
          <table:table-cell table:style-name="Table2.A1" office:value-type="string">
            <text:p text:style-name="Table_20_Contents">Returns or sets the numerical type of the elements or <text:span text:style-name="Code">None</text:span> if it is not set.</text:p>
          </table:table-cell>
        </table:table-row>
        <table:table-row>
          <table:table-cell table:style-name="Table2.A1" office:value-type="string">
            <text:p text:style-name="Table_20_Contents"><text:span text:style-name="Code">PC</text:span></text:p>
          </table:table-cell>
          <table:table-cell table:style-name="Table2.A1" office:value-type="string">
            <text:p text:style-name="Table_20_Contents">Class variable for the function used to parse complex numbers.</text:p>
          </table:table-cell>
        </table:table-row>
        <table:table-row>
          <table:table-cell table:style-name="Table2.A1" office:value-type="string">
            <text:p text:style-name="Table_20_Contents"><text:span text:style-name="Code">r</text:span></text:p>
          </table:table-cell>
          <table:table-cell table:style-name="Table2.A1" office:value-type="string">
            <text:p text:style-name="Table_20_Contents">Sets or returns the number of rows in the matrix.</text:p>
          </table:table-cell>
        </table:table-row>
        <table:table-row>
          <table:table-cell table:style-name="Table2.A1" office:value-type="string">
            <text:p text:style-name="Table_20_Contents"><text:span text:style-name="Code">rank</text:span></text:p>
          </table:table-cell>
          <table:table-cell table:style-name="Table2.A1" office:value-type="string">
            <text:p text:style-name="Table_20_Contents">Returns the rank of the matrix (the number of linearly independent rows).</text:p>
          </table:table-cell>
        </table:table-row>
        <table:table-row>
          <table:table-cell table:style-name="Table2.A1" office:value-type="string">
            <text:p text:style-name="Table_20_Contents"><text:span text:style-name="Code">ref</text:span></text:p>
          </table:table-cell>
          <table:table-cell table:style-name="Table2.A1" office:value-type="string">
            <text:p text:style-name="Table_20_Contents">Returns the row echelon form of the matrix.</text:p>
          </table:table-cell>
        </table:table-row>
        <table:table-row>
          <table:table-cell table:style-name="Table2.A1" office:value-type="string">
            <text:p text:style-name="Table_20_Contents"><text:span text:style-name="Code">replace()</text:span></text:p>
          </table:table-cell>
          <table:table-cell table:style-name="Table2.A1" office:value-type="string">
            <text:p text:style-name="Table_20_Contents"><text:span text:style-name="Code">replace(n, vector, </text:span>c=False) <text:s/>Replace row or column <text:span text:style-name="Code">n</text:span> with the given vector.</text:p>
          </table:table-cell>
        </table:table-row>
        <table:table-row>
          <table:table-cell table:style-name="Table2.A1" office:value-type="string">
            <text:p text:style-name="Table_20_Contents"><text:span text:style-name="Code">resize()</text:span></text:p>
          </table:table-cell>
          <table:table-cell table:style-name="Table2.A1" office:value-type="string">
            <text:p text:style-name="Table_20_Contents"><text:span text:style-name="Code">resize(self, r, c, fill=0)</text:span> <text:s/>Resize this matrix in-place to have <text:span text:style-name="Code">r</text:span> rows and <text:span text:style-name="Code">c</text:span> columns. <text:s/>New elements will have the value <text:span text:style-name="Code">fill</text:span>. <text:s/>If size is reduced, some elements may be lost.</text:p>
          </table:table-cell>
        </table:table-row>
        <table:table-row>
          <table:table-cell table:style-name="Table2.A1" office:value-type="string">
            <text:p text:style-name="Table_20_Contents"><text:span text:style-name="Code">rotate()</text:span></text:p>
          </table:table-cell>
          <table:table-cell table:style-name="Table2.A1" office:value-type="string">
            <text:p text:style-name="Table_20_Contents"><text:span text:style-name="Code">rotate(n=1, c=False, ip=False)</text:span> <text:s/>Rotate <text:span text:style-name="Code">n</text:span> rows down (or <text:span text:style-name="Code">n</text:span> columns right if <text:span text:style-name="Code">c</text:span> is True). <text:s/>If <text:span text:style-name="Code">n</text:span> is negative, then rows are rotated up and columns are rotated left.</text:p>
          </table:table-cell>
        </table:table-row>
        <table:table-row>
          <table:table-cell table:style-name="Table2.A1" office:value-type="string">
            <text:p text:style-name="Table_20_Contents"><text:span text:style-name="Code">round()</text:span></text:p>
          </table:table-cell>
          <table:table-cell table:style-name="Table2.A1" office:value-type="string">
            <text:p text:style-name="Table_20_Contents"><text:span text:style-name="Code">round(ip=False)</text:span> <text:s/>If <text:span text:style-name="Code">instance.eqdigits</text:span> or <text:span text:style-name="Code">Matrix.EqDigits</text:span> <text:soft-page-break/>are set, round the matrix elements to the indicated number of digits. <text:s/>Note that <text:span text:style-name="Code">Matrix.EqDigits</text:span> overrides <text:span text:style-name="Code">instance.eqdigits</text:span>. <text:s/>Otherwise, do nothing. <text:s/>If <text:span text:style-name="Code">ip</text:span> is <text:span text:style-name="Code">True</text:span>, do in-place.</text:p>
          </table:table-cell>
        </table:table-row>
        <table:table-row>
          <table:table-cell table:style-name="Table2.A1" office:value-type="string">
            <text:p text:style-name="Table_20_Contents"><text:span text:style-name="Code">row()</text:span></text:p>
          </table:table-cell>
          <table:table-cell table:style-name="Table2.A1" office:value-type="string">
            <text:p text:style-name="Table_20_Contents"><text:span text:style-name="Code">row(*n)</text:span> <text:s/>Returns the indicated row(s) as a new matrix.</text:p>
          </table:table-cell>
        </table:table-row>
        <table:table-row>
          <table:table-cell table:style-name="Table2.A1" office:value-type="string">
            <text:p text:style-name="Table_20_Contents"><text:span text:style-name="Code">rows</text:span></text:p>
          </table:table-cell>
          <table:table-cell table:style-name="Table2.A1" office:value-type="string">
            <text:p text:style-name="Table_20_Contents">Returns a row iterator for each row in the matrix.</text:p>
          </table:table-cell>
        </table:table-row>
        <table:table-row table:style-name="Table2.73">
          <table:table-cell table:style-name="Table2.A1" office:value-type="string">
            <text:p text:style-name="Table_20_Contents"><text:span text:style-name="Code">rref</text:span></text:p>
          </table:table-cell>
          <table:table-cell table:style-name="Table2.A1" office:value-type="string">
            <text:p text:style-name="Table_20_Contents">Returns the reduced row echelon form of the matrix.</text:p>
          </table:table-cell>
        </table:table-row>
        <table:table-row>
          <table:table-cell table:style-name="Table2.A1" office:value-type="string">
            <text:p text:style-name="Table_20_Contents"><text:span text:style-name="Code">s</text:span></text:p>
          </table:table-cell>
          <table:table-cell table:style-name="Table2.A1" office:value-type="string">
            <text:p text:style-name="Table_20_Contents">Swap the behavior of <text:span text:style-name="Code">str()</text:span> and <text:span text:style-name="Code">repr()</text:span> if <text:span text:style-name="Code">True</text:span>. <text:s/>Handy when in the debugger or an interactive session.</text:p>
          </table:table-cell>
        </table:table-row>
        <table:table-row>
          <table:table-cell table:style-name="Table2.A1" office:value-type="string">
            <text:p text:style-name="Table_20_Contents"><text:span text:style-name="Code">scale()</text:span></text:p>
          </table:table-cell>
          <table:table-cell table:style-name="Table2.A1" office:value-type="string">
            <text:p text:style-name="Table_20_Contents"><text:span text:style-name="Code">scale(self, n, b, c=False)</text:span> <text:s/>Multiply row or column <text:span text:style-name="Code">n</text:span> by the constant <text:span text:style-name="Code">b</text:span>.</text:p>
          </table:table-cell>
        </table:table-row>
        <table:table-row>
          <table:table-cell table:style-name="Table2.A1" office:value-type="string">
            <text:p text:style-name="Table_20_Contents"><text:span text:style-name="Code">@ set_default_state</text:span></text:p>
          </table:table-cell>
          <table:table-cell table:style-name="Table2.A1" office:value-type="string">
            <text:p text:style-name="Table_20_Contents">Sets the <text:span text:style-name="Code">Matrix</text:span> class variables to a default state.</text:p>
          </table:table-cell>
        </table:table-row>
        <table:table-row>
          <table:table-cell table:style-name="Table2.A1" office:value-type="string">
            <text:p text:style-name="Table_20_Contents"><text:span text:style-name="Code">@ set_state()</text:span></text:p>
          </table:table-cell>
          <table:table-cell table:style-name="Table2.A1" office:value-type="string">
            <text:p text:style-name="Table_20_Contents"><text:span text:style-name="Code">set_state(state_dict)</text:span> <text:s/>Set the <text:span text:style-name="Code">Matrix</text:span> class state to a dictionary returned by <text:span text:style-name="Code">Matrix.get_state()</text:span>.</text:p>
          </table:table-cell>
        </table:table-row>
        <table:table-row>
          <table:table-cell table:style-name="Table2.A1" office:value-type="string">
            <text:p text:style-name="Table_20_Contents"><text:span text:style-name="Code">EqDigits</text:span></text:p>
          </table:table-cell>
          <table:table-cell table:style-name="Table2.A1" office:value-type="string">
            <text:p text:style-name="Table_20_Contents">Class variable of <text:span text:style-name="Code">Matrix</text:span> to set the number of digits. <text:s/>Overrides an instance's <text:span text:style-name="Code">eqdigits</text:span> attribute.</text:p>
          </table:table-cell>
        </table:table-row>
        <table:table-row>
          <table:table-cell table:style-name="Table2.A1" office:value-type="string">
            <text:p text:style-name="Table_20_Contents"><text:span text:style-name="Code">eqdigits</text:span></text:p>
          </table:table-cell>
          <table:table-cell table:style-name="Table2.A1" office:value-type="string">
            <text:p text:style-name="Table_20_Contents">Get or set the number of digits for an instance's matrix elements.</text:p>
          </table:table-cell>
        </table:table-row>
        <table:table-row>
          <table:table-cell table:style-name="Table2.A1" office:value-type="string">
            <text:p text:style-name="Table_20_Contents"><text:span text:style-name="Code">size</text:span></text:p>
          </table:table-cell>
          <table:table-cell table:style-name="Table2.A1" office:value-type="string">
            <text:p text:style-name="Table_20_Contents">Returns (number of rows, number of columns).</text:p>
          </table:table-cell>
        </table:table-row>
        <table:table-row>
          <table:table-cell table:style-name="Table2.A1" office:value-type="string">
            <text:p text:style-name="Table_20_Contents"><text:span text:style-name="Code">solve()</text:span></text:p>
          </table:table-cell>
          <table:table-cell table:style-name="Table2.A1" office:value-type="string">
            <text:p text:style-name="Table_20_Contents"><text:span text:style-name="Code">solve(b=None, numtype=None, aug=False)</text:span> <text:s/>Given a vector <text:span text:style-name="Code">b</text:span>, solve the equation <text:span text:style-name="Code">m*x = b</text:span> and return <text:span text:style-name="Code">x</text:span> as a vector of the same shape (row or column) as <text:span text:style-name="Code">b</text:span>. <text:s/>If <text:span text:style-name="Code">numtype</text:span> is not <text:span text:style-name="Code">None</text:span>, then <text:span text:style-name="Code">self</text:span> and <text:span text:style-name="Code">b</text:span> are coerced to the indicated type before computation. <text:s/>The returned vector will have the same attributes as <text:span text:style-name="Code">self</text:span>.</text:p>
          </table:table-cell>
        </table:table-row>
        <table:table-row>
          <table:table-cell table:style-name="Table2.A1" office:value-type="string">
            <text:p text:style-name="Table_20_Contents"><text:span text:style-name="Code">split()</text:span></text:p>
          </table:table-cell>
          <table:table-cell table:style-name="Table2.A1" office:value-type="string">
            <text:p text:style-name="Table_20_Contents"><text:span text:style-name="Code">split(n, c=False)</text:span> <text:s/>Returns two matrices; the first one will include the rows or columns from <text:span text:style-name="Code">0</text:span> to <text:span text:style-name="Code">n</text:span>; the second will be the remainder.</text:p>
          </table:table-cell>
        </table:table-row>
        <table:table-row>
          <table:table-cell table:style-name="Table2.A1" office:value-type="string">
            <text:p text:style-name="Table_20_Contents"><text:span text:style-name="Code">sum</text:span></text:p>
          </table:table-cell>
          <table:table-cell table:style-name="Table2.A1" office:value-type="string">
            <text:p text:style-name="Table_20_Contents">Returns the sum of all the elements.</text:p>
          </table:table-cell>
        </table:table-row>
        <table:table-row>
          <table:table-cell table:style-name="Table2.A1" office:value-type="string">
            <text:p text:style-name="Table_20_Contents"><text:span text:style-name="Code">swap()</text:span></text:p>
          </table:table-cell>
          <table:table-cell table:style-name="Table2.A1" office:value-type="string">
            <text:p text:style-name="Table_20_Contents"><text:span text:style-name="Code">swap(n, m, c=False)</text:span> <text:s/>In-place swap of the two indicated rows or columns/</text:p>
          </table:table-cell>
        </table:table-row>
        <table:table-row>
          <table:table-cell table:style-name="Table2.A1" office:value-type="string">
            <text:p text:style-name="Table_20_Contents"><text:span text:style-name="Code">t</text:span></text:p>
          </table:table-cell>
          <table:table-cell table:style-name="Table2.A1" office:value-type="string">
            <text:p text:style-name="Table_20_Contents">Returns transposed matrix.</text:p>
          </table:table-cell>
        </table:table-row>
        <table:table-row>
          <table:table-cell table:style-name="Table2.A1" office:value-type="string">
            <text:p text:style-name="Table_20_Contents"><text:span text:style-name="Code">+ to_mpmath()</text:span></text:p>
          </table:table-cell>
          <table:table-cell table:style-name="Table2.A1" office:value-type="string">
            <text:p text:style-name="Table_20_Contents"><text:span text:style-name="Code">to_mpmath(m)</text:span> <text:s/>Returns an <text:span text:style-name="Code">mpmath</text:span> matrix from <text:span text:style-name="Code">m</text:span>.</text:p>
          </table:table-cell>
        </table:table-row>
        <table:table-row>
          <table:table-cell table:style-name="Table2.A1" office:value-type="string">
            <text:p text:style-name="Table_20_Contents"><text:span text:style-name="Code">+ to_sympy()</text:span></text:p>
          </table:table-cell>
          <table:table-cell table:style-name="Table2.A1" office:value-type="string">
            <text:p text:style-name="Table_20_Contents"><text:span text:style-name="Code">to_sympy(m)</text:span> <text:s/>Returns a <text:span text:style-name="Code">SymPy</text:span> matrix from <text:span text:style-name="Code">m</text:span>.</text:p>
          </table:table-cell>
        </table:table-row>
        <table:table-row>
          <table:table-cell table:style-name="Table2.A1" office:value-type="string">
            <text:p text:style-name="Table_20_Contents"><text:span text:style-name="Code">trace</text:span></text:p>
          </table:table-cell>
          <table:table-cell table:style-name="Table2.A1" office:value-type="string">
            <text:p text:style-name="Table_20_Contents">Returns the sum of the diagonal elements.</text:p>
          </table:table-cell>
        </table:table-row>
        <table:table-row>
          <table:table-cell table:style-name="Table2.A1" office:value-type="string">
            <text:p text:style-name="Table_20_Contents"><text:span text:style-name="Code">type</text:span></text:p>
          </table:table-cell>
          <table:table-cell table:style-name="Table2.A1" office:value-type="string">
            <text:p text:style-name="Table_20_Contents">Returns a matrix containing strings representing the types of the elements of <text:span text:style-name="Code">self</text:span>.</text:p>
          </table:table-cell>
        </table:table-row>
        <table:table-row>
          <table:table-cell table:style-name="Table2.A1" office:value-type="string">
            <text:p text:style-name="Table_20_Contents"><text:span text:style-name="Code">types</text:span></text:p>
          </table:table-cell>
          <table:table-cell table:style-name="Table2.A1" office:value-type="string">
            <text:p text:style-name="Table_20_Contents">Return a string showing the symbols used to codify matrix element types.</text:p>
          </table:table-cell>
        </table:table-row>
        <table:table-row>
          <table:table-cell table:style-name="Table2.A1" office:value-type="string">
            <text:p text:style-name="Table_20_Contents"><text:span text:style-name="Code">upper()</text:span></text:p>
          </table:table-cell>
          <table:table-cell table:style-name="Table2.A1" office:value-type="string">
            <text:p text:style-name="Table_20_Contents"><text:span text:style-name="Code">upper(ip=False, incl_diag=True, fill=0)</text:span> <text:s/>Return the upper triangular matrix and include the diagonal if <text:span text:style-name="Code">incl_diag</text:span> is <text:span text:style-name="Code">True</text:span>. <text:s/>The lower off-diagonal elements will be <text:span text:style-name="Code">fill</text:span>. <text:s/>If <text:span text:style-name="Code">ip</text:span> is <text:span text:style-name="Code">True</text:span>, perform this operation on the current matrix and return <text:span text:style-name="Code">None</text:span>.</text:p>
          </table:table-cell>
        </table:table-row>
        <table:table-row>
          <table:table-cell table:style-name="Table2.A1" office:value-type="string">
            <text:p text:style-name="Table_20_Contents"><text:span text:style-name="Code">use_Complex</text:span></text:p>
          </table:table-cell>
          <table:table-cell table:style-name="Table2.A1" office:value-type="string">
            <text:p text:style-name="Table_20_Contents"><text:span text:style-name="Code">Matrix</text:span> class variable. <text:s/>If <text:span text:style-name="Code">True</text:span>, complex numbers are instantiated in <text:span text:style-name="Code">getnum</text:span> using the <text:span text:style-name="Code">Complex</text:span> class, allowing customized input and formatting of complex number forms. <text:s/>If <text:span text:style-name="Code">False</text:span>, python's complex numbers are used.</text:p>
          </table:table-cell>
        </table:table-row>
        <table:table-row>
          <table:table-cell table:style-name="Table2.A1" office:value-type="string">
            <text:p text:style-name="Table_20_Contents"><text:span text:style-name="Code">uvec</text:span></text:p>
          </table:table-cell>
          <table:table-cell table:style-name="Table2.A1" office:value-type="string">
            <text:p text:style-name="Table_20_Contents">Returns a unit vector in the same direction. <text:s/>The <text:span text:style-name="Code">Matrix</text:span> object must be a vector.</text:p>
          </table:table-cell>
        </table:table-row>
      </table:table>
      <text:p text:style-name="Text_20_body"/>
      <text:h text:style-name="Heading_20_1" text:outline-level="1"><text:soft-page-break/>Solving linear equations</text:h>
      <text:p text:style-name="Text_20_body">If we have the matrix </text:p>
      <table:table table:name="Tabelle4" table:style-name="Tabelle4">
        <table:table-column table:style-name="Tabelle4.A"/>
        <table:table-column table:style-name="Tabelle4.B"/>
        <table:table-header-rows>
          <table:table-row>
            <table:table-cell table:style-name="Tabelle4.A1" office:value-type="string">
              <text:p text:style-name="P1"><draw:frame draw:style-name="fr1" draw:name="Objekt4" text:anchor-type="as-char" svg:width="19.17mm" svg:height="10.32mm" draw:z-index="0"><draw:object xlink:href="./Object 1" xlink:type="simple" xlink:show="embed" xlink:actuate="onLoad"/><draw:image xlink:href="./ObjectReplacements/Object 1"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Text_20_body">and we want to know <text:span text:style-name="Code">x</text:span> where</text:p>
      <table:table table:name="Table3" table:style-name="Table3">
        <table:table-column table:style-name="Table3.A"/>
        <table:table-column table:style-name="Table3.B"/>
        <table:table-header-rows>
          <table:table-row>
            <table:table-cell table:style-name="Table3.A1" office:value-type="string">
              <text:p text:style-name="P1"><draw:frame draw:style-name="fr1" draw:name="Object1" text:anchor-type="as-char" svg:width="22.51mm" svg:height="10.32mm" draw:z-index="1"><draw:object xlink:href="./Object 2" xlink:type="simple" xlink:show="embed" xlink:actuate="onLoad"/><draw:image xlink:href="./ObjectReplacements/Object 2" xlink:type="simple" xlink:show="embed" xlink:actuate="onLoad"/><svg:desc>formula</svg:desc></draw:frame> </text:p>
            </table:table-cell>
            <table:table-cell table:style-name="Table3.A1" office:value-type="string">
              <text:p text:style-name="P2">(<text:sequence text:ref-name="refText1" text:name="Text" text:formula="ooow:Text+1" style:num-format="1">2</text:sequence>)</text:p>
            </table:table-cell>
          </table:table-row>
        </table:table-header-rows>
      </table:table>
      <text:p text:style-name="Text_20_body">the simplest thing to do is to left-multiply <text:span text:style-name="Code">b</text:span> by the inverse of <text:span text:style-name="Code">m</text:span>:</text:p>
      <text:p text:style-name="Code">&gt;&gt;&gt; m = matrix("1 2\n3 4")</text:p>
      <text:p text:style-name="Code">&gt;&gt;&gt; b = matrix("5\n6")</text:p>
      <text:p text:style-name="Code">&gt;&gt;&gt; m.i*b</text:p>
      <text:p text:style-name="Code">-4.0</text:p>
      <text:p text:style-name="Code_20_end"><text:s/>4.5</text:p>
      <text:p text:style-name="Text_20_body">A second method is to use the <text:span text:style-name="Code">solve</text:span> method of a <text:span text:style-name="Code">Matrix</text:span> instance</text:p>
      <text:p text:style-name="Code">&gt;&gt;&gt; m.solve(b)</text:p>
      <text:p text:style-name="Code">-4.0</text:p>
      <text:p text:style-name="Code_20_end"><text:s/>4.5</text:p>
      <text:p text:style-name="Text_20_body">which does the same thing internally. <text:s/>The <text:span text:style-name="Code">solve</text:span> method also takes an augmented matrix:</text:p>
      <text:p text:style-name="Code_20_end">m = matrix("1 2 5\n3 4 6")</text:p>
      <text:p text:style-name="Text_20_body">which gives the same ans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6" svg:font-family="Arial"/>
    <style:font-face style:name="OpenSymbol" svg:font-family="OpenSymbol"/>
    <style:font-face style:name="Arial4" svg:font-family="Arial" style:font-family-generic="swiss"/>
    <style:font-face style:name="Arial2"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fo:font-weight="normal"/>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6"/>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6" style:font-size-complex="12pt" style:font-style-complex="italic"/>
    </style:style>
    <style:style style:name="Index" style:family="paragraph" style:parent-style-name="Standard" style:class="index">
      <style:paragraph-properties text:number-lines="false" text:line-number="0"/>
      <style:text-properties style:font-name-complex="Arial6"/>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cccccc">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0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0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0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 style:family="paragraph" style:parent-style-name="Standard">
      <style:paragraph-properties fo:margin-left="10.16mm" fo:margin-right="1.99mm" fo:margin-top="0mm" fo:margin-bottom="0mm" fo:text-indent="0mm" style:auto-text-indent="false" fo:background-color="#eeeeee">
        <style:background-image/>
      </style:paragraph-properties>
      <style:text-properties fo:color="#000066" style:font-name="Lucida Console" fo:font-size="10pt" fo:language="zxx" fo:country="none"/>
    </style:style>
    <style:style style:name="Code_20_end" style:display-name="Code end" style:family="paragraph" style:parent-style-name="Code" style:next-style-name="Text_20_body">
      <style:paragraph-properties fo:margin-top="0mm" fo:margin-bottom="1.52mm" fo:background-color="#eeeeee">
        <style:background-image/>
      </style:paragraph-properties>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transparent"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next-style-name="Text_20_body" style:class="text">
      <style:paragraph-properties fo:margin-left="12.7mm" fo:margin-right="0mm" fo:margin-top="0mm" fo:margin-bottom="1.52mm" fo:text-indent="0mm" style:auto-text-indent="false"/>
    </style:style>
    <style:style style:name="xx_20_Needs_20_attention"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Update_20_applied" style:display-name="Update applied" style:family="paragraph" style:parent-style-name="Text_20_body">
      <style:paragraph-properties fo:background-color="#eaffea" style:shadow="none">
        <style:background-image/>
      </style:paragraph-properties>
    </style:style>
    <style:style style:name="Text_20_body_2c__20_no_20_spell_20_check" style:display-name="Text body, no spell check" style:family="paragraph" style:parent-style-name="Text_20_body">
      <style:text-properties fo:language="zxx" fo:country="none"/>
    </style:style>
    <style:style style:name="Text_20_body_2c__20_no_20_space_20_after_2c__20_no_20_spell" style:display-name="Text body, no space after, no spell" style:family="paragraph" style:parent-style-name="Text_20_body_2c__20_no_20_space_20_after">
      <style:text-properties fo:language="zxx" fo:country="none"/>
    </style:style>
    <style:style style:name="Example" style:family="paragraph" style:parent-style-name="Text_20_body">
      <style:paragraph-properties fo:margin-left="11.99mm" fo:margin-right="0mm" fo:text-indent="0mm" style:auto-text-indent="false" fo:background-color="transparent" fo:padding-left="1.99mm" fo:padding-right="0.49mm" fo:padding-top="0.49mm" fo:padding-bottom="0.49mm" fo:border-left="0.71mm solid #cccccc" fo:border-right="none" fo:border-top="none" fo:border-bottom="none" style:shadow="none">
        <style:background-image/>
      </style:paragraph-properties>
    </style:style>
    <style:style style:name="Code_2c__20_no_20_spelling" style:display-name="Code, no spelling" style:family="paragraph" style:parent-style-name="Code"/>
    <style:style style:name="Code_20_end_2c__20_no_20_spelling" style:display-name="Code end, no spelling" style:family="paragraph" style:parent-style-name="Code_20_end"/>
    <style:style style:name="Aside_2c__20_smaller_20_font" style:display-name="Aside, smaller font" style:family="paragraph" style:parent-style-name="Aside">
      <style:text-properties style:font-size-rel="-1pt"/>
    </style:style>
    <style:style style:name="Addressee" style:family="paragraph" style:parent-style-name="Standard" style:class="extra">
      <style:paragraph-properties fo:margin-top="0mm" fo:margin-bottom="1.06mm" text:number-lines="false" text:line-number="0"/>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Table" style:family="paragraph" style:parent-style-name="Caption" style:class="extra">
      <style:paragraph-properties fo:text-align="center" style:justify-single-word="false"/>
      <style:text-properties fo:font-style="normal" fo:font-weight="bold"/>
    </style:style>
    <style:style style:name="Indented_2c__20_no_20_space_20_after" style:display-name="Indented, no space after" style:family="paragraph" style:parent-style-name="Indented">
      <style:paragraph-properties fo:margin-top="0mm" fo:margin-bottom="0mm"/>
    </style:style>
    <style:style style:name="Abstract" style:family="paragraph" style:parent-style-name="Text_20_body" style:master-page-name="">
      <style:paragraph-properties fo:margin-left="10mm" fo:margin-right="4.99mm" fo:text-indent="0mm" style:auto-text-indent="false" style:page-number="auto"/>
      <style:text-properties fo:font-style="italic"/>
    </style:style>
    <style:style style:name="Abstract_2c__20_no_20_space_20_after" style:display-name="Abstract, no space after" style:family="paragraph" style:parent-style-name="Abstract">
      <style:paragraph-properties fo:margin-top="0mm" fo:margin-bottom="0mm"/>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000066" style:font-name="Lucida Console" fo:font-size="11pt" fo:language="zxx" fo:country="none" fo:background-color="transparent"/>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oblique"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b2b2b2" style:font-name="DejaVu Sans" fo:font-size="9pt" fo:background-color="transparent"/>
    </style:style>
    <style:style style:name="xx_20__28_Needs_20_attention_29_" style:display-name="xx (Needs attention)" style:family="text">
      <style:text-properties style:font-name="Arial" fo:font-size="11pt" fo:font-weight="normal" fo:background-color="#ffff99"/>
    </style:style>
    <style:style style:name="Example_20_header" style:display-name="Example header" style:family="text">
      <style:text-properties style:font-name="Arial1" fo:font-size="11pt" fo:font-style="italic" fo:font-weight="bold"/>
    </style:style>
    <style:style style:name="SI_20_unit" style:display-name="SI unit" style:family="text">
      <style:text-properties style:font-name="DejaVu Serif" fo:font-size="11pt" fo:font-weight="normal"/>
    </style:style>
    <style:style style:name="SI_20_unit_2c__20_extra-visible" style:display-name="SI unit, extra-visible" style:family="text" style:parent-style-name="SI_20_unit">
      <style:text-properties fo:color="#ffffff" fo:letter-spacing="normal" style:text-underline-style="none" fo:font-weight="bold" fo:background-color="#560072"/>
    </style:style>
    <style:style style:name="Reference" style:family="text">
      <style:text-properties fo:color="#005900" style:font-name="Arial3" fo:font-size="11pt" fo:language="zxx" fo:country="none" fo:font-style="italic" fo:font-weight="normal"/>
    </style:style>
    <style:style style:name="Code_2c__20_smaller_20_font" style:display-name="Code, smaller font" style:family="text" style:parent-style-name="Code">
      <style:text-properties style:font-size-rel="-1pt" fo:background-color="transparent"/>
    </style:style>
    <style:style style:name="Default_2c__20_no_20_spell_20_check" style:display-name="Default, no spell check" style:family="text" style:parent-style-name="Default_2c__20_custom">
      <style:text-properties fo:language="zxx" fo:country="none"/>
    </style:style>
    <style:style style:name="URL" style:family="text">
      <style:text-properties fo:color="#000080" style:font-name="Arial" fo:font-size="11pt" fo:language="zxx" fo:country="none" style:text-underline-style="solid" style:text-underline-width="auto" style:text-underline-color="font-color" fo:font-weight="normal" style:language-asian="zxx" style:country-asian="none" style:language-complex="zxx" style:country-complex="none"/>
    </style:style>
    <style:style style:name="Code_2c__20_no_20_background" style:display-name="Code, no background" style:family="text" style:parent-style-name="Code">
      <style:text-properties fo:background-color="transparent"/>
    </style:style>
    <style:style style:name="variable" style:family="text">
      <style:text-properties style:font-name="Arial4" fo:font-size="11pt" fo:font-style="italic" fo:font-weight="normal" fo:background-color="transparent" style:font-style-asian="italic" style:font-weight-asian="bold" style:font-style-complex="italic" style:font-weight-complex="bold"/>
    </style:style>
    <style:style style:name="variable_2c__20_matrix" style:display-name="variable, matrix" style:family="text" style:parent-style-name="variable">
      <style:text-properties fo:font-weight="bold"/>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fo:font-family="StarSymbol" style:font-charset="x-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9.98mm" fo:margin-left="14.99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10mm" fo:margin-left="20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0mm" fo:margin-left="24.99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10mm" fo:margin-left="30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10mm" fo:margin-left="35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10mm" fo:margin-left="40.01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10mm" fo:margin-left="45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10mm" fo:margin-left="50.01m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fo:text-indent="-10mm" fo:margin-left="55m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fo:text-indent="-10mm" fo:margin-left="60.01mm"/>
        </style:list-level-properties>
        <style:text-properties fo:font-family="StarSymbol" style:font-charset="x-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5T10:27:34.346889504</meta:creation-date>
    <meta:generator>OpenOffice/4.1.6$Win32 OpenOffice.org_project/416m1$Build-9790</meta:generator>
    <meta:editing-duration>P0D</meta:editing-duration>
    <meta:editing-cycles>1</meta:editing-cycles>
    <meta:document-statistic meta:table-count="4" meta:image-count="0" meta:object-count="7" meta:page-count="10" meta:paragraph-count="391" meta:word-count="3859" meta:character-count="22678"/>
    <meta:template xlink:type="simple" xlink:actuate="onRequest" xlink:title="Normal" xlink:href="../Normal.ott" meta:date="2014-12-28T08:19:31.36"/>
  </office:meta>
</office:document-meta>
</file>

<file path=Object 1/content.xml><?xml version="1.0" encoding="utf-8"?>
<math xmlns="http://www.w3.org/1998/Math/MathML">
  <semantics>
    <mrow>
      <mrow>
        <mi>m</mi>
        <mo stretchy="false">=</mo>
        <mfenced open="(" close=")">
          <mrow>
            <mtable>
              <mtr>
                <mtd>
                  <mrow>
                    <mn>1</mn>
                  </mrow>
                </mtd>
                <mtd>
                  <mrow>
                    <mn>2</mn>
                  </mrow>
                </mtd>
              </mtr>
              <mtr>
                <mtd>
                  <mrow>
                    <mn>3</mn>
                  </mrow>
                </mtd>
                <mtd>
                  <mrow>
                    <mn>4</mn>
                  </mrow>
                </mtd>
              </mtr>
            </mtable>
          </mrow>
        </mfenced>
      </mrow>
    </mrow>
    <annotation encoding="StarMath 5.0">m = left ( matrix{1#2##3#4}right )</annotation>
  </semantics>
</math>
</file>

<file path=Object 2/content.xml><?xml version="1.0" encoding="utf-8"?>
<math xmlns="http://www.w3.org/1998/Math/MathML">
  <semantics>
    <mrow>
      <mi>m</mi>
      <mrow>
        <mrow>
          <mi>x</mi>
          <mo stretchy="false">=</mo>
          <mi>b</mi>
        </mrow>
        <mo stretchy="false">=</mo>
        <mfenced open="(" close=")">
          <mrow>
            <mtable>
              <mtr>
                <mtd>
                  <mrow>
                    <mn>5</mn>
                  </mrow>
                </mtd>
              </mtr>
              <mtr>
                <mtd>
                  <mrow>
                    <mn>6</mn>
                  </mrow>
                </mtd>
              </mtr>
            </mtable>
          </mrow>
        </mfenced>
      </mrow>
    </mrow>
    <annotation encoding="StarMath 5.0">m x = b = left ( matrix{5##6} right)</annotation>
  </semantics>
</math>
</file>

<file path=Object 3/content.xml><?xml version="1.0" encoding="utf-8"?>
<math xmlns="http://www.w3.org/1998/Math/MathML">
  <semantics>
    <mrow>
      <mrow>
        <mo stretchy="false">(</mo>
        <mrow>
          <mrow>
            <mi>n</mi>
            <mo stretchy="false">−</mo>
            <mn>1</mn>
          </mrow>
        </mrow>
        <mo stretchy="false">)</mo>
      </mrow>
      <mrow>
        <mstyle mathvariant="bold">
          <mrow>
            <mi>Q</mi>
          </mrow>
        </mstyle>
        <mo stretchy="false">=</mo>
        <mstyle mathvariant="bold">
          <mrow>
            <mrow>
              <mrow>
                <mo stretchy="false">(</mo>
                <mrow>
                  <mrow>
                    <mi>F</mi>
                    <mo stretchy="false">−</mo>
                    <mi>A</mi>
                  </mrow>
                </mrow>
                <mo stretchy="false">)</mo>
              </mrow>
              <msup>
                <mrow>
                  <mo stretchy="false">(</mo>
                  <mrow>
                    <mrow>
                      <mi>F</mi>
                      <mo stretchy="false">−</mo>
                      <mi>A</mi>
                    </mrow>
                  </mrow>
                  <mo stretchy="false">)</mo>
                </mrow>
                <mi>T</mi>
              </msup>
            </mrow>
          </mrow>
        </mstyle>
      </mrow>
      <mtext>where </mtext>
      <mrow>
        <mstyle mathvariant="bold">
          <mrow>
            <mi>A</mi>
          </mrow>
        </mstyle>
        <mo stretchy="false">=</mo>
        <mstyle mathvariant="bold">
          <mrow>
            <mrow>
              <mover accent="true">
                <mo stretchy="false">μ</mo>
                <mo stretchy="false">̄</mo>
              </mover>
            </mrow>
          </mrow>
        </mstyle>
      </mrow>
      <mstyle mathvariant="bold">
        <mrow>
          <msubsup>
            <mn>1</mn>
            <mi>n</mi>
            <mi>T</mi>
          </msubsup>
        </mrow>
      </mstyle>
    </mrow>
    <annotation encoding="StarMath 5.0">(n-1) bold Q = bold {(F - A)(F - A)^T}
"where " bold A = bold {bar %mu} bold 1^T_n</annotation>
  </semantics>
</math>
</file>

<file path=Object 4/content.xml><?xml version="1.0" encoding="utf-8"?>
<math xmlns="http://www.w3.org/1998/Math/MathML">
  <semantics>
    <mrow>
      <mrow>
        <mstyle mathvariant="bold">
          <mrow>
            <mi>A</mi>
          </mrow>
        </mstyle>
        <mo stretchy="false">=</mo>
        <mfenced open="(" close=")">
          <mrow>
            <mtable>
              <mtr>
                <mtd>
                  <mrow>
                    <mover accent="true">
                      <msub>
                        <mi>x</mi>
                        <mn>1</mn>
                      </msub>
                      <mo stretchy="false">̄</mo>
                    </mover>
                  </mrow>
                </mtd>
              </mtr>
              <mtr>
                <mtd>
                  <mrow>
                    <mover accent="true">
                      <msub>
                        <mi>x</mi>
                        <mn>2</mn>
                      </msub>
                      <mo stretchy="false">̄</mo>
                    </mover>
                  </mrow>
                </mtd>
              </mtr>
              <mtr>
                <mtd>
                  <mrow>
                    <mn>...</mn>
                  </mrow>
                </mtd>
              </mtr>
              <mtr>
                <mtd>
                  <mrow>
                    <mover accent="true">
                      <msub>
                        <mi>x</mi>
                        <mi>n</mi>
                      </msub>
                      <mo stretchy="false">̄</mo>
                    </mover>
                  </mrow>
                </mtd>
              </mtr>
            </mtable>
          </mrow>
        </mfenced>
      </mrow>
      <mrow>
        <mrow>
          <mo stretchy="false">(</mo>
          <mrow>
            <mn>1</mn>
            <mn>1</mn>
            <mn>...</mn>
            <mn>1</mn>
          </mrow>
          <mo stretchy="false">)</mo>
        </mrow>
        <mo stretchy="false">=</mo>
        <mfenced open="(" close=")">
          <mrow>
            <mtable>
              <mtr>
                <mtd>
                  <mrow>
                    <mover accent="true">
                      <msub>
                        <mi>x</mi>
                        <mn>1</mn>
                      </msub>
                      <mo stretchy="false">̄</mo>
                    </mover>
                  </mrow>
                </mtd>
                <mtd>
                  <mrow>
                    <mover accent="true">
                      <msub>
                        <mi>x</mi>
                        <mn>2</mn>
                      </msub>
                      <mo stretchy="false">̄</mo>
                    </mover>
                  </mrow>
                </mtd>
                <mtd>
                  <mrow>
                    <mn>...</mn>
                  </mrow>
                </mtd>
                <mtd>
                  <mrow>
                    <mover accent="true">
                      <msub>
                        <mi>x</mi>
                        <mi>n</mi>
                      </msub>
                      <mo stretchy="false">̄</mo>
                    </mover>
                  </mrow>
                </mtd>
              </mtr>
              <mtr>
                <mtd>
                  <mrow>
                    <mover accent="true">
                      <msub>
                        <mi>x</mi>
                        <mn>1</mn>
                      </msub>
                      <mo stretchy="false">̄</mo>
                    </mover>
                  </mrow>
                </mtd>
                <mtd>
                  <mrow>
                    <mover accent="true">
                      <msub>
                        <mi>x</mi>
                        <mn>2</mn>
                      </msub>
                      <mo stretchy="false">̄</mo>
                    </mover>
                  </mrow>
                </mtd>
                <mtd>
                  <mrow>
                    <mn>...</mn>
                  </mrow>
                </mtd>
                <mtd>
                  <mrow>
                    <mover accent="true">
                      <msub>
                        <mi>x</mi>
                        <mi>n</mi>
                      </msub>
                      <mo stretchy="false">̄</mo>
                    </mover>
                  </mrow>
                </mtd>
              </mtr>
              <mtr>
                <mtd>
                  <mrow>
                    <mn>...</mn>
                  </mrow>
                </mtd>
                <mtd>
                  <mrow>
                    <mn>...</mn>
                  </mrow>
                </mtd>
                <mtd>
                  <mrow>
                    <mn>...</mn>
                  </mrow>
                </mtd>
                <mtd>
                  <mrow>
                    <mn>...</mn>
                  </mrow>
                </mtd>
              </mtr>
              <mtr>
                <mtd>
                  <mrow>
                    <mover accent="true">
                      <msub>
                        <mi>x</mi>
                        <mn>1</mn>
                      </msub>
                      <mo stretchy="false">̄</mo>
                    </mover>
                  </mrow>
                </mtd>
                <mtd>
                  <mrow>
                    <mover accent="true">
                      <msub>
                        <mi>x</mi>
                        <mn>2</mn>
                      </msub>
                      <mo stretchy="false">̄</mo>
                    </mover>
                  </mrow>
                </mtd>
                <mtd>
                  <mrow>
                    <mn>...</mn>
                  </mrow>
                </mtd>
                <mtd>
                  <mrow>
                    <mover accent="true">
                      <msub>
                        <mi>x</mi>
                        <mi>n</mi>
                      </msub>
                      <mo stretchy="false">̄</mo>
                    </mover>
                  </mrow>
                </mtd>
              </mtr>
            </mtable>
          </mrow>
        </mfenced>
      </mrow>
    </mrow>
    <annotation encoding="StarMath 5.0">bold A = left (matrix{bar x_1##bar x_2##...##bar x_n} right ) (1 1 ... 1)
= left ( matrix{bar x_1 # bar x_2 # ... # bar x_n ##bar x_1 # bar x_2 # ... # bar x_n ##...#...#...#...##bar x_1 # bar x_2 # ... # bar x_n } right )</annotation>
  </semantics>
</math>
</file>

<file path=Object 5/content.xml><?xml version="1.0" encoding="utf-8"?>
<math xmlns="http://www.w3.org/1998/Math/MathML">
  <semantics>
    <mrow>
      <msub>
        <mn>1</mn>
        <mi>n</mi>
      </msub>
    </mrow>
    <annotation encoding="StarMath 5.0">1_n</annotation>
  </semantics>
</math>
</file>

<file path=Object 6/content.xml><?xml version="1.0" encoding="utf-8"?>
<math xmlns="http://www.w3.org/1998/Math/MathML">
  <semantics>
    <mrow>
      <mrow>
        <mo stretchy="false">(</mo>
        <mrow>
          <mrow>
            <mi>n</mi>
            <mo stretchy="false">−</mo>
            <mn>1</mn>
          </mrow>
        </mrow>
        <mo stretchy="false">)</mo>
      </mrow>
      <mrow>
        <msub>
          <mi>Q</mi>
          <mi mathvariant="italic">ij</mi>
        </msub>
        <mo stretchy="false">=</mo>
        <mrow>
          <munderover>
            <mo stretchy="false">∑</mo>
            <mrow>
              <mi>i</mi>
              <mo stretchy="false">=</mo>
              <mn>1</mn>
            </mrow>
            <mi>n</mi>
          </munderover>
          <mrow>
            <mo stretchy="false">(</mo>
            <mrow>
              <mrow>
                <msub>
                  <mi>x</mi>
                  <mi mathvariant="italic">ij</mi>
                </msub>
                <mo stretchy="false">−</mo>
                <mover accent="true">
                  <msub>
                    <mi>x</mi>
                    <mi>j</mi>
                  </msub>
                  <mo stretchy="false">̄</mo>
                </mover>
              </mrow>
            </mrow>
            <mo stretchy="false">)</mo>
          </mrow>
        </mrow>
      </mrow>
      <mrow>
        <mo stretchy="false">(</mo>
        <mrow>
          <mrow>
            <msub>
              <mi>x</mi>
              <mi mathvariant="italic">ik</mi>
            </msub>
            <mo stretchy="false">−</mo>
            <mover accent="true">
              <msub>
                <mi>x</mi>
                <mi>k</mi>
              </msub>
              <mo stretchy="false">̄</mo>
            </mover>
          </mrow>
        </mrow>
        <mo stretchy="false">)</mo>
      </mrow>
    </mrow>
    <annotation encoding="StarMath 5.0">(n-1) Q_ij = sum from i=1 to n (x_ij - bar x_j)(x_ik - bar x_k)</annotation>
  </semantics>
</math>
</file>

<file path=Object 7/content.xml><?xml version="1.0" encoding="utf-8"?>
<math xmlns="http://www.w3.org/1998/Math/MathML">
  <semantics>
    <mrow>
      <mstyle mathvariant="bold">
        <mrow>
          <mrow>
            <mover accent="true">
              <mo stretchy="false">μ</mo>
              <mo stretchy="false">̄</mo>
            </mover>
          </mrow>
        </mrow>
      </mstyle>
    </mrow>
    <annotation encoding="StarMath 5.0">bold {bar %mu}</annotation>
  </semantics>
</math>
</file>